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T1" svg:font-family="'Linux Libertine T'"/>
    <style:font-face style:name="DejaVu Sans1" svg:font-family="'DejaVu Sans'" style:font-pitch="variable"/>
    <style:font-face style:name="Liberation Serif" svg:font-family="'Liberation Serif'" style:font-pitch="variable"/>
    <style:font-face style:name="Linux Libertine T" svg:font-family="'Linux Libertine 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7.6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2.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1.844cm"/>
      <style:paragraph-properties style:writing-mode="lr-tb"/>
    </style:style>
    <style:style style:name="P1" style:family="paragraph">
      <style:paragraph-properties fo:text-align="start" style:writing-mode="lr-tb"/>
      <style:text-properties fo:font-size="9pt"/>
    </style:style>
    <style:style style:name="P2" style:family="paragraph">
      <loext:graphic-properties draw:fill="none"/>
      <style:paragraph-properties fo:text-align="start" style:writing-mode="lr-tb"/>
      <style:text-properties fo:font-size="9pt" style:font-size-asian="10.8999996185303pt" style:font-size-complex="10.8999996185303pt"/>
    </style:style>
    <style:style style:name="P3" style:family="paragraph">
      <loext:graphic-properties draw:fill="none"/>
      <style:text-properties fo:font-size="9pt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10" style:family="paragraph"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justify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</style:style>
    <style:style style:name="P19" style:family="paragraph">
      <style:paragraph-properties fo:text-align="justify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justify"/>
      <style:text-properties fo:font-size="10pt" style:font-size-asian="10pt" style:font-size-complex="10pt"/>
    </style:style>
    <style:style style:name="T1" style:family="text">
      <style:text-properties fo:color="#000000" style:font-name="Linux Libertine T1" fo:font-weight="bold" style:font-size-asian="10.8999996185303pt" style:font-name-complex="Linux Libertine T1" style:font-size-complex="10.8999996185303pt" style:font-weight-complex="bold"/>
    </style:style>
    <style:style style:name="T2" style:family="text">
      <style:text-properties fo:color="#000000" style:font-name="Linux Libertine T1" style:font-size-asian="10.8999996185303pt" style:font-name-complex="Linux Libertine T1" style:font-size-complex="10.8999996185303pt"/>
    </style:style>
    <style:style style:name="T3" style:family="text">
      <style:text-properties fo:color="#000000" style:font-name="Linux Libertine T1" style:font-size-asian="10.8999996185303pt" style:font-name-complex="Linux Libertine T1" style:font-size-complex="10.8999996185303pt" style:text-scale="102%"/>
    </style:style>
    <style:style style:name="T4" style:family="text">
      <style:text-properties fo:color="#000000" style:font-name="Linux Libertine T1" style:font-size-asian="10.8999996185303pt" style:font-name-complex="Linux Libertine T1" style:font-size-complex="10.8999996185303pt" style:text-scale="98%"/>
    </style:style>
    <style:style style:name="T5" style:family="text">
      <style:text-properties fo:color="#000000" style:font-name="Linux Libertine T1" style:font-size-asian="10.8999996185303pt" style:font-name-complex="Linux Libertine T1" style:font-size-complex="10.8999996185303pt" style:text-scale="101%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000000" style:font-name="Linux Libertine T1" fo:font-size="9pt" fo:font-weight="bold" style:font-size-asian="9pt" style:font-name-complex="Linux Libertine T1" style:font-size-complex="9pt" style:font-weight-complex="bold"/>
    </style:style>
    <style:style style:name="T8" style:family="text">
      <style:text-properties fo:color="#000000" style:font-name="Linux Libertine T1" fo:font-size="18pt" fo:font-weight="bold" style:font-size-asian="18pt" style:font-name-complex="Linux Libertine T1" style:font-size-complex="18pt" style:font-weight-complex="bold"/>
    </style:style>
    <style:style style:name="T9" style:family="text">
      <style:text-properties fo:color="#000000" style:font-name="Linux Libertine T1" fo:font-size="10pt" style:font-size-asian="10pt" style:font-name-complex="Linux Libertine T1" style:font-size-complex="10pt"/>
    </style:style>
    <style:style style:name="T10" style:family="text">
      <style:text-properties fo:color="#000000" style:font-name="Linux Libertine T1" fo:font-size="10pt" fo:font-weight="bold" style:font-size-asian="10pt" style:font-name-complex="Linux Libertine T1" style:font-size-complex="10pt" style:font-weight-complex="bold"/>
    </style:style>
    <style:style style:name="T11" style:family="text">
      <style:text-properties fo:color="#000000" style:font-name="Linux Libertine T1" fo:font-size="10.5pt" fo:font-weight="bold" style:font-size-asian="10.5pt" style:font-name-complex="Linux Libertine T1" style:font-size-complex="10.5pt" style:font-weight-complex="bold"/>
    </style:style>
    <style:style style:name="T12" style:family="text">
      <style:text-properties fo:color="#000000" style:font-name="Linux Libertine T1" fo:font-size="10.8999996185303pt" fo:font-weight="bold" style:font-size-asian="10.8999996185303pt" style:font-name-complex="Linux Libertine T1" style:font-size-complex="10.8999996185303pt" style:font-weight-complex="bold"/>
    </style:style>
    <style:style style:name="T13" style:family="text">
      <style:text-properties fo:color="#000000" style:font-name="Linux Libertine T1" fo:font-size="10.8999996185303pt" style:font-size-asian="10.8999996185303pt" style:font-name-complex="Linux Libertine T1" style:font-size-complex="10.8999996185303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c9211e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2a6099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391cm" svg:height="0.384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2" draw:text-style-name="P3" draw:layer="layout" svg:x1="2.715cm" svg:y1="2.722cm" svg:x2="18.973cm" svg:y2="2.722cm">
          <text:p/>
        </draw:line>
        <draw:line draw:style-name="gr2" draw:text-style-name="P3" draw:layer="layout" svg:x1="2.722cm" svg:y1="3.207cm" svg:x2="2.722cm" svg:y2="2.729cm">
          <text:p/>
        </draw:line>
        <draw:frame draw:style-name="gr1" draw:text-style-name="P2" draw:layer="layout" svg:width="8.24cm" svg:height="0.384cm" svg:x="10.18cm" svg:y="1.341cm">
          <draw:text-box>
            <text:p text:style-name="P1"><text:span text:style-name="T1">DEPARTMENT OF INFORMATION TECHNOLOGY</text:span></text:p>
          </draw:text-box>
        </draw:frame>
        <draw:line draw:style-name="gr2" draw:text-style-name="P3" draw:layer="layout" svg:x1="7.158cm" svg:y1="3.207cm" svg:x2="7.158cm" svg:y2="2.729cm">
          <text:p/>
        </draw:line>
        <draw:line draw:style-name="gr2" draw:text-style-name="P3" draw:layer="layout" svg:x1="12.594cm" svg:y1="3.207cm" svg:x2="12.594cm" svg:y2="2.729cm">
          <text:p/>
        </draw:line>
        <draw:frame draw:style-name="gr1" draw:text-style-name="P2" draw:layer="layout" svg:width="3.829cm" svg:height="0.384cm" svg:x="2.941cm" svg:y="2.707cm">
          <draw:text-box>
            <text:p text:style-name="P1"><text:span text:style-name="T1">Name of the student:</text:span></text:p>
          </draw:text-box>
        </draw:frame>
        <draw:line draw:style-name="gr2" draw:text-style-name="P3" draw:layer="layout" svg:x1="16.53cm" svg:y1="3.207cm" svg:x2="16.53cm" svg:y2="2.729cm">
          <text:p/>
        </draw:line>
        <draw:line draw:style-name="gr2" draw:text-style-name="P3" draw:layer="layout" svg:x1="18.966cm" svg:y1="3.207cm" svg:x2="18.966cm" svg:y2="2.729cm">
          <text:p/>
        </draw:line>
        <draw:line draw:style-name="gr2" draw:text-style-name="P3" draw:layer="layout" svg:x1="2.715cm" svg:y1="3.214cm" svg:x2="18.973cm" svg:y2="3.214cm">
          <text:p/>
        </draw:line>
        <draw:line draw:style-name="gr2" draw:text-style-name="P3" draw:layer="layout" svg:x1="2.722cm" svg:y1="3.699cm" svg:x2="2.722cm" svg:y2="3.221cm">
          <text:p/>
        </draw:line>
        <draw:frame draw:style-name="gr1" draw:text-style-name="P2" draw:layer="layout" svg:width="1.403cm" svg:height="0.384cm" svg:x="12.812cm" svg:y="2.707cm">
          <draw:text-box>
            <text:p text:style-name="P1"><text:span text:style-name="T1">Roll No.</text:span></text:p>
          </draw:text-box>
        </draw:frame>
        <draw:line draw:style-name="gr2" draw:text-style-name="P3" draw:layer="layout" svg:x1="7.158cm" svg:y1="3.699cm" svg:x2="7.158cm" svg:y2="3.221cm">
          <text:p/>
        </draw:line>
        <draw:line draw:style-name="gr2" draw:text-style-name="P3" draw:layer="layout" svg:x1="12.594cm" svg:y1="3.699cm" svg:x2="12.594cm" svg:y2="3.221cm">
          <text:p/>
        </draw:line>
        <draw:frame draw:style-name="gr1" draw:text-style-name="P2" draw:layer="layout" svg:width="3.774cm" svg:height="0.384cm" svg:x="2.941cm" svg:y="3.199cm">
          <draw:text-box>
            <text:p text:style-name="P1"><text:span text:style-name="T1">Assignment Number:</text:span></text:p>
          </draw:text-box>
        </draw:frame>
        <draw:line draw:style-name="gr2" draw:text-style-name="P3" draw:layer="layout" svg:x1="16.53cm" svg:y1="3.699cm" svg:x2="16.53cm" svg:y2="3.221cm">
          <text:p/>
        </draw:line>
        <draw:line draw:style-name="gr2" draw:text-style-name="P3" draw:layer="layout" svg:x1="18.966cm" svg:y1="3.699cm" svg:x2="18.966cm" svg:y2="3.221cm">
          <text:p/>
        </draw:line>
        <draw:line draw:style-name="gr2" draw:text-style-name="P3" draw:layer="layout" svg:x1="2.715cm" svg:y1="3.706cm" svg:x2="18.973cm" svg:y2="3.706cm">
          <text:p/>
        </draw:line>
        <draw:line draw:style-name="gr2" draw:text-style-name="P3" draw:layer="layout" svg:x1="2.722cm" svg:y1="5.836cm" svg:x2="2.722cm" svg:y2="3.713cm">
          <text:p/>
        </draw:line>
        <draw:frame draw:style-name="gr1" draw:text-style-name="P2" draw:layer="layout" svg:width="3.668cm" svg:height="0.384cm" svg:x="12.812cm" svg:y="3.199cm">
          <draw:text-box>
            <text:p text:style-name="P1"><text:span text:style-name="T1">Date of Assignment:</text:span></text:p>
          </draw:text-box>
        </draw:frame>
        <draw:frame draw:style-name="gr1" draw:text-style-name="P2" draw:layer="layout" svg:width="2.639cm" svg:height="0.384cm" svg:x="2.941cm" svg:y="3.691cm">
          <draw:text-box>
            <text:p text:style-name="P1"><text:span text:style-name="T1">Relevant CO’s:</text:span></text:p>
          </draw:text-box>
        </draw:frame>
        <draw:line draw:style-name="gr2" draw:text-style-name="P3" draw:layer="layout" svg:x1="7.158cm" svg:y1="5.836cm" svg:x2="7.158cm" svg:y2="3.713cm">
          <text:p/>
        </draw:line>
        <draw:line draw:style-name="gr2" draw:text-style-name="P3" draw:layer="layout" svg:x1="7.172cm" svg:y1="5.836cm" svg:x2="7.172cm" svg:y2="3.713cm">
          <text:p/>
        </draw:line>
        <draw:frame draw:style-name="gr1" draw:text-style-name="P2" draw:layer="layout" svg:width="1.568cm" svg:height="0.384cm" svg:x="2.941cm" svg:y="4.169cm">
          <draw:text-box>
            <text:p text:style-name="P1"><text:span text:style-name="T1">ITC801.1</text:span></text:p>
          </draw:text-box>
        </draw:frame>
        <draw:frame draw:style-name="gr1" draw:text-style-name="P2" draw:layer="layout" svg:width="10.234cm" svg:height="0.384cm" svg:x="7.391cm" svg:y="4.38cm">
          <draw:text-box>
            <text:p text:style-name="P1"><text:span text:style-name="T1">At the end of the course, students will be able to explain</text:span></text:p>
          </draw:text-box>
        </draw:frame>
        <draw:line draw:style-name="gr2" draw:text-style-name="P3" draw:layer="layout" svg:x1="18.966cm" svg:y1="5.836cm" svg:x2="18.966cm" svg:y2="3.713cm">
          <text:p/>
        </draw:line>
        <draw:line draw:style-name="gr2" draw:text-style-name="P3" draw:layer="layout" svg:x1="2.715cm" svg:y1="5.843cm" svg:x2="18.973cm" svg:y2="5.843cm">
          <text:p/>
        </draw:line>
        <draw:line draw:style-name="gr2" draw:text-style-name="P3" draw:layer="layout" svg:x1="2.722cm" svg:y1="6.806cm" svg:x2="2.722cm" svg:y2="5.85cm">
          <text:p/>
        </draw:line>
        <draw:frame draw:style-name="gr1" draw:text-style-name="P2" draw:layer="layout" svg:width="7.343cm" svg:height="0.384cm" svg:x="7.391cm" svg:y="4.858cm">
          <draw:text-box>
            <text:p text:style-name="P1"><text:span text:style-name="T1">characteristics of and trends in big data.</text:span></text:p>
          </draw:text-box>
        </draw:frame>
        <draw:frame draw:style-name="gr1" draw:text-style-name="P2" draw:layer="layout" svg:width="13.451cm" svg:height="0.384cm" svg:x="2.941cm" svg:y="5.828cm">
          <draw:text-box>
            <text:p text:style-name="P1"><text:span text:style-name="T1">Sign here to indicate that you have read all the relevant material </text:span><text:span text:style-name="T1">provided</text:span></text:p>
          </draw:text-box>
        </draw:frame>
        <draw:line draw:style-name="gr2" draw:text-style-name="P3" draw:layer="layout" svg:x1="16.53cm" svg:y1="6.806cm" svg:x2="16.53cm" svg:y2="5.85cm">
          <text:p/>
        </draw:line>
        <draw:frame draw:style-name="gr1" draw:text-style-name="P2" draw:layer="layout" svg:width="6.28cm" svg:height="0.384cm" svg:x="2.941cm" svg:y="6.306cm">
          <draw:text-box>
            <text:p text:style-name="P1"><text:span text:style-name="T1">before attempting this assignment</text:span></text:p>
          </draw:text-box>
        </draw:frame>
        <draw:line draw:style-name="gr2" draw:text-style-name="P3" draw:layer="layout" svg:x1="18.966cm" svg:y1="6.806cm" svg:x2="18.966cm" svg:y2="5.85cm">
          <text:p/>
        </draw:line>
        <draw:line draw:style-name="gr2" draw:text-style-name="P3" draw:layer="layout" svg:x1="2.715cm" svg:y1="6.813cm" svg:x2="18.973cm" svg:y2="6.813cm">
          <text:p/>
        </draw:line>
        <draw:frame draw:style-name="gr1" draw:text-style-name="P2" draw:layer="layout" svg:width="0.921cm" svg:height="0.384cm" svg:x="16.748cm" svg:y="5.828cm">
          <draw:text-box>
            <text:p text:style-name="P1"><text:span text:style-name="T1">Sign:</text:span></text:p>
          </draw:text-box>
        </draw:frame>
        <draw:line draw:style-name="gr2" draw:text-style-name="P3" draw:layer="layout" svg:x1="2.715cm" svg:y1="7.812cm" svg:x2="17.344cm" svg:y2="7.812cm">
          <text:p/>
        </draw:line>
        <draw:line draw:style-name="gr2" draw:text-style-name="P3" draw:layer="layout" svg:x1="2.722cm" svg:y1="8.297cm" svg:x2="2.722cm" svg:y2="7.819cm">
          <text:p/>
        </draw:line>
        <draw:frame draw:style-name="gr1" draw:text-style-name="P2" draw:layer="layout" svg:width="6.157cm" svg:height="0.384cm" svg:x="2.702cm" svg:y="6.936cm">
          <draw:text-box>
            <text:p text:style-name="P1"><text:span text:style-name="T1">Assignment grading using Rubrics</text:span></text:p>
          </draw:text-box>
        </draw:frame>
        <draw:line draw:style-name="gr2" draw:text-style-name="P3" draw:layer="layout" svg:x1="5.158cm" svg:y1="8.297cm" svg:x2="5.158cm" svg:y2="7.819cm">
          <text:p/>
        </draw:line>
        <draw:frame draw:style-name="gr1" draw:text-style-name="P2" draw:layer="layout" svg:width="1.615cm" svg:height="0.384cm" svg:x="2.941cm" svg:y="7.797cm">
          <draw:text-box>
            <text:p text:style-name="P1"><text:span text:style-name="T1">Indicator</text:span></text:p>
          </draw:text-box>
        </draw:frame>
        <draw:line draw:style-name="gr2" draw:text-style-name="P3" draw:layer="layout" svg:x1="7.594cm" svg:y1="8.297cm" svg:x2="7.594cm" svg:y2="7.819cm">
          <text:p/>
        </draw:line>
        <draw:frame draw:style-name="gr1" draw:text-style-name="P2" draw:layer="layout" svg:width="1.767cm" svg:height="0.384cm" svg:x="5.376cm" svg:y="7.797cm">
          <draw:text-box>
            <text:p text:style-name="P1"><text:span text:style-name="T1">Very Poor</text:span></text:p>
          </draw:text-box>
        </draw:frame>
        <draw:line draw:style-name="gr2" draw:text-style-name="P3" draw:layer="layout" svg:x1="10.03cm" svg:y1="8.297cm" svg:x2="10.03cm" svg:y2="7.819cm">
          <text:p/>
        </draw:line>
        <draw:frame draw:style-name="gr1" draw:text-style-name="P2" draw:layer="layout" svg:width="0.832cm" svg:height="0.384cm" svg:x="7.812cm" svg:y="7.797cm">
          <draw:text-box>
            <text:p text:style-name="P1"><text:span text:style-name="T1">Poor</text:span></text:p>
          </draw:text-box>
        </draw:frame>
        <draw:line draw:style-name="gr2" draw:text-style-name="P3" draw:layer="layout" svg:x1="12.466cm" svg:y1="8.297cm" svg:x2="12.466cm" svg:y2="7.819cm">
          <text:p/>
        </draw:line>
        <draw:frame draw:style-name="gr1" draw:text-style-name="P2" draw:layer="layout" svg:width="1.488cm" svg:height="0.384cm" svg:x="10.248cm" svg:y="7.797cm">
          <draw:text-box>
            <text:p text:style-name="P1"><text:span text:style-name="T1">Average</text:span></text:p>
          </draw:text-box>
        </draw:frame>
        <draw:line draw:style-name="gr2" draw:text-style-name="P3" draw:layer="layout" svg:x1="14.901cm" svg:y1="8.297cm" svg:x2="14.901cm" svg:y2="7.819cm">
          <text:p/>
        </draw:line>
        <draw:frame draw:style-name="gr1" draw:text-style-name="P2" draw:layer="layout" svg:width="0.933cm" svg:height="0.384cm" svg:x="12.684cm" svg:y="7.797cm">
          <draw:text-box>
            <text:p text:style-name="P1"><text:span text:style-name="T1">Good</text:span></text:p>
          </draw:text-box>
        </draw:frame>
        <draw:line draw:style-name="gr2" draw:text-style-name="P3" draw:layer="layout" svg:x1="17.337cm" svg:y1="8.297cm" svg:x2="17.337cm" svg:y2="7.819cm">
          <text:p/>
        </draw:line>
        <draw:line draw:style-name="gr2" draw:text-style-name="P3" draw:layer="layout" svg:x1="2.715cm" svg:y1="8.304cm" svg:x2="17.344cm" svg:y2="8.304cm">
          <text:p/>
        </draw:line>
        <draw:line draw:style-name="gr2" draw:text-style-name="P3" draw:layer="layout" svg:x1="2.722cm" svg:y1="9.745cm" svg:x2="2.722cm" svg:y2="8.312cm">
          <text:p/>
        </draw:line>
        <draw:frame draw:style-name="gr1" draw:text-style-name="P2" draw:layer="layout" svg:width="1.636cm" svg:height="0.384cm" svg:x="15.12cm" svg:y="7.797cm">
          <draw:text-box>
            <text:p text:style-name="P1"><text:span text:style-name="T1">Excellent</text:span></text:p>
          </draw:text-box>
        </draw:frame>
        <draw:frame draw:style-name="gr1" draw:text-style-name="P2" draw:layer="layout" svg:width="1.534cm" svg:height="0.384cm" svg:x="2.941cm" svg:y="8.289cm">
          <draw:text-box>
            <text:p text:style-name="P1"><text:span text:style-name="T1">Timeline</text:span></text:p>
          </draw:text-box>
        </draw:frame>
        <draw:line draw:style-name="gr2" draw:text-style-name="P3" draw:layer="layout" svg:x1="5.158cm" svg:y1="9.745cm" svg:x2="5.158cm" svg:y2="8.312cm">
          <text:p/>
        </draw:line>
        <draw:frame draw:style-name="gr1" draw:text-style-name="P2" draw:layer="layout" svg:width="0.451cm" svg:height="0.384cm" svg:x="2.929cm" svg:y="8.767cm">
          <draw:text-box>
            <text:p text:style-name="P1"><text:span text:style-name="T2">(2)</text:span></text:p>
          </draw:text-box>
        </draw:frame>
        <draw:frame draw:style-name="gr5" draw:text-style-name="P2" draw:layer="layout" svg:width="1.958cm" svg:height="0.384cm" svg:x="5.376cm" svg:y="8.289cm">
          <draw:text-box>
            <text:p text:style-name="P1"><text:span text:style-name="T3">More than a</text:span></text:p>
          </draw:text-box>
        </draw:frame>
        <draw:frame draw:style-name="gr5" draw:text-style-name="P2" draw:layer="layout" svg:width="1.92cm" svg:height="0.384cm" svg:x="5.376cm" svg:y="8.767cm">
          <draw:text-box>
            <text:p text:style-name="P1"><text:span text:style-name="T3">session late</text:span></text:p>
          </draw:text-box>
        </draw:frame>
        <draw:line draw:style-name="gr2" draw:text-style-name="P3" draw:layer="layout" svg:x1="7.594cm" svg:y1="9.745cm" svg:x2="7.594cm" svg:y2="8.312cm">
          <text:p/>
        </draw:line>
        <draw:frame draw:style-name="gr1" draw:text-style-name="P2" draw:layer="layout" svg:width="0.451cm" svg:height="0.384cm" svg:x="5.365cm" svg:y="9.245cm">
          <draw:text-box>
            <text:p text:style-name="P1"><text:span text:style-name="T2">(0)</text:span></text:p>
          </draw:text-box>
        </draw:frame>
        <draw:line draw:style-name="gr2" draw:text-style-name="P3" draw:layer="layout" svg:x1="10.03cm" svg:y1="9.745cm" svg:x2="10.03cm" svg:y2="8.312cm">
          <text:p/>
        </draw:line>
        <draw:frame draw:style-name="gr1" draw:text-style-name="P2" draw:layer="layout" svg:width="1.31cm" svg:height="0.384cm" svg:x="7.812cm" svg:y="8.289cm">
          <draw:text-box>
            <text:p text:style-name="P1"><text:span text:style-name="T2">NA (0.5)</text:span></text:p>
          </draw:text-box>
        </draw:frame>
        <draw:line draw:style-name="gr2" draw:text-style-name="P3" draw:layer="layout" svg:x1="12.466cm" svg:y1="9.745cm" svg:x2="12.466cm" svg:y2="8.312cm">
          <text:p/>
        </draw:line>
        <draw:frame draw:style-name="gr1" draw:text-style-name="P2" draw:layer="layout" svg:width="1.005cm" svg:height="0.384cm" svg:x="10.248cm" svg:y="8.289cm">
          <draw:text-box>
            <text:p text:style-name="P1"><text:span text:style-name="T2">NA (1)</text:span></text:p>
          </draw:text-box>
        </draw:frame>
        <draw:line draw:style-name="gr2" draw:text-style-name="P3" draw:layer="layout" svg:x1="14.901cm" svg:y1="9.745cm" svg:x2="14.901cm" svg:y2="8.312cm">
          <text:p/>
        </draw:line>
        <draw:frame draw:style-name="gr1" draw:text-style-name="P2" draw:layer="layout" svg:width="0.455cm" svg:height="0.384cm" svg:x="12.684cm" svg:y="8.289cm">
          <draw:text-box>
            <text:p text:style-name="P1"><text:span text:style-name="T2">NA</text:span></text:p>
          </draw:text-box>
        </draw:frame>
        <draw:frame draw:style-name="gr5" draw:text-style-name="P2" draw:layer="layout" svg:width="1.264cm" svg:height="0.384cm" svg:x="15.12cm" svg:y="8.289cm">
          <draw:text-box>
            <text:p text:style-name="P1"><text:span text:style-name="T3">Early or</text:span></text:p>
          </draw:text-box>
        </draw:frame>
        <draw:frame draw:style-name="gr5" draw:text-style-name="P2" draw:layer="layout" svg:width="0.408cm" svg:height="0.384cm" svg:x="16.709cm" svg:y="8.289cm">
          <draw:text-box>
            <text:p text:style-name="P1"><text:span text:style-name="T3">on</text:span></text:p>
          </draw:text-box>
        </draw:frame>
        <draw:line draw:style-name="gr2" draw:text-style-name="P3" draw:layer="layout" svg:x1="17.337cm" svg:y1="9.745cm" svg:x2="17.337cm" svg:y2="8.312cm">
          <text:p/>
        </draw:line>
        <draw:line draw:style-name="gr2" draw:text-style-name="P3" draw:layer="layout" svg:x1="2.715cm" svg:y1="9.753cm" svg:x2="17.344cm" svg:y2="9.753cm">
          <text:p/>
        </draw:line>
        <draw:line draw:style-name="gr2" draw:text-style-name="P3" draw:layer="layout" svg:x1="2.722cm" svg:y1="14.539cm" svg:x2="2.722cm" svg:y2="9.76cm">
          <text:p/>
        </draw:line>
        <draw:frame draw:style-name="gr1" draw:text-style-name="P2" draw:layer="layout" svg:width="1.268cm" svg:height="0.384cm" svg:x="15.12cm" svg:y="8.767cm">
          <draw:text-box>
            <text:p text:style-name="P1"><text:span text:style-name="T2">time (2)</text:span></text:p>
          </draw:text-box>
        </draw:frame>
        <draw:frame draw:style-name="gr1" draw:text-style-name="P2" draw:layer="layout" svg:width="2.318cm" svg:height="0.384cm" svg:x="2.941cm" svg:y="9.737cm">
          <draw:text-box>
            <text:p text:style-name="P1"><text:span text:style-name="T1">Organization</text:span></text:p>
          </draw:text-box>
        </draw:frame>
        <draw:frame draw:style-name="gr1" draw:text-style-name="P2" draw:layer="layout" svg:width="0.384cm" svg:height="0.384cm" svg:x="2.941cm" svg:y="10.215cm">
          <draw:text-box>
            <text:p text:style-name="P1"><text:span text:style-name="T1">of</text:span></text:p>
          </draw:text-box>
        </draw:frame>
        <draw:frame draw:style-name="gr1" draw:text-style-name="P2" draw:layer="layout" svg:width="1.424cm" svg:height="0.384cm" svg:x="3.519cm" svg:y="10.215cm">
          <draw:text-box>
            <text:p text:style-name="P1"><text:span text:style-name="T1">Content</text:span></text:p>
          </draw:text-box>
        </draw:frame>
        <draw:line draw:style-name="gr2" draw:text-style-name="P3" draw:layer="layout" svg:x1="5.158cm" svg:y1="14.539cm" svg:x2="5.158cm" svg:y2="9.76cm">
          <text:p/>
        </draw:line>
        <draw:frame draw:style-name="gr1" draw:text-style-name="P2" draw:layer="layout" svg:width="0.451cm" svg:height="0.384cm" svg:x="2.929cm" svg:y="10.693cm">
          <draw:text-box>
            <text:p text:style-name="P1"><text:span text:style-name="T2">(2)</text:span></text:p>
          </draw:text-box>
        </draw:frame>
        <draw:line draw:style-name="gr2" draw:text-style-name="P3" draw:layer="layout" svg:x1="7.594cm" svg:y1="14.539cm" svg:x2="7.594cm" svg:y2="9.76cm">
          <text:p/>
        </draw:line>
        <draw:frame draw:style-name="gr1" draw:text-style-name="P2" draw:layer="layout" svg:width="0.561cm" svg:height="0.384cm" svg:x="5.376cm" svg:y="9.737cm">
          <draw:text-box>
            <text:p text:style-name="P1"><text:span text:style-name="T2">N/A</text:span></text:p>
          </draw:text-box>
        </draw:frame>
        <draw:frame draw:style-name="gr5" draw:text-style-name="P2" draw:layer="layout" svg:width="0.447cm" svg:height="0.384cm" svg:x="7.812cm" svg:y="9.737cm">
          <draw:text-box>
            <text:p text:style-name="P1"><text:span text:style-name="T3">No</text:span></text:p>
          </draw:text-box>
        </draw:frame>
        <draw:frame draw:style-name="gr5" draw:text-style-name="P2" draw:layer="layout" svg:width="0.946cm" svg:height="0.384cm" svg:x="8.942cm" svg:y="9.737cm">
          <draw:text-box>
            <text:p text:style-name="P1"><text:span text:style-name="T3">sense</text:span></text:p>
          </draw:text-box>
        </draw:frame>
        <draw:frame draw:style-name="gr5" draw:text-style-name="P2" draw:layer="layout" svg:width="0.392cm" svg:height="0.384cm" svg:x="7.812cm" svg:y="10.215cm">
          <draw:text-box>
            <text:p text:style-name="P1"><text:span text:style-name="T3">of</text:span></text:p>
          </draw:text-box>
        </draw:frame>
        <draw:frame draw:style-name="gr5" draw:text-style-name="P2" draw:layer="layout" svg:width="0.861cm" svg:height="0.384cm" svg:x="9.025cm" svg:y="10.215cm">
          <draw:text-box>
            <text:p text:style-name="P1"><text:span text:style-name="T3">orga-</text:span></text:p>
          </draw:text-box>
        </draw:frame>
        <draw:frame draw:style-name="gr5" draw:text-style-name="P2" draw:layer="layout" svg:width="1.391cm" svg:height="0.384cm" svg:x="7.812cm" svg:y="10.693cm">
          <draw:text-box>
            <text:p text:style-name="P1"><text:span text:style-name="T3">nization,</text:span></text:p>
          </draw:text-box>
        </draw:frame>
        <draw:frame draw:style-name="gr5" draw:text-style-name="P2" draw:layer="layout" svg:width="1.856cm" svg:height="0.384cm" svg:x="7.812cm" svg:y="11.171cm">
          <draw:text-box>
            <text:p text:style-name="P1"><text:span text:style-name="T3">Paragraphs</text:span></text:p>
          </draw:text-box>
        </draw:frame>
        <draw:frame draw:style-name="gr5" draw:text-style-name="P2" draw:layer="layout" svg:width="0.658cm" svg:height="0.384cm" svg:x="7.812cm" svg:y="11.649cm">
          <draw:text-box>
            <text:p text:style-name="P1"><text:span text:style-name="T3">lack</text:span></text:p>
          </draw:text-box>
        </draw:frame>
        <draw:frame draw:style-name="gr5" draw:text-style-name="P2" draw:layer="layout" svg:width="0.802cm" svg:height="0.384cm" svg:x="9.047cm" svg:y="11.649cm">
          <draw:text-box>
            <text:p text:style-name="P1"><text:span text:style-name="T3">clear</text:span></text:p>
          </draw:text-box>
        </draw:frame>
        <draw:line draw:style-name="gr2" draw:text-style-name="P3" draw:layer="layout" svg:x1="10.03cm" svg:y1="14.539cm" svg:x2="10.03cm" svg:y2="9.76cm">
          <text:p/>
        </draw:line>
        <draw:frame draw:style-name="gr1" draw:text-style-name="P2" draw:layer="layout" svg:width="1.704cm" svg:height="0.384cm" svg:x="7.812cm" svg:y="12.127cm">
          <draw:text-box>
            <text:p text:style-name="P1"><text:span text:style-name="T2">ideas (0.5)</text:span></text:p>
          </draw:text-box>
        </draw:frame>
        <draw:frame draw:style-name="gr5" draw:text-style-name="P2" draw:layer="layout" svg:width="0.925cm" svg:height="0.384cm" svg:x="10.248cm" svg:y="9.737cm">
          <draw:text-box>
            <text:p text:style-name="P1"><text:span text:style-name="T3">Some</text:span></text:p>
          </draw:text-box>
        </draw:frame>
        <draw:frame draw:style-name="gr5" draw:text-style-name="P2" draw:layer="layout" svg:width="0.861cm" svg:height="0.384cm" svg:x="11.472cm" svg:y="9.737cm">
          <draw:text-box>
            <text:p text:style-name="P1"><text:span text:style-name="T3">para-</text:span></text:p>
          </draw:text-box>
        </draw:frame>
        <draw:frame draw:style-name="gr5" draw:text-style-name="P2" draw:layer="layout" svg:width="2.03cm" svg:height="0.384cm" svg:x="10.248cm" svg:y="10.215cm">
          <draw:text-box>
            <text:p text:style-name="P1"><text:span text:style-name="T3">graphs have</text:span></text:p>
          </draw:text-box>
        </draw:frame>
        <draw:frame draw:style-name="gr5" draw:text-style-name="P2" draw:layer="layout" svg:width="0.802cm" svg:height="0.384cm" svg:x="10.248cm" svg:y="10.693cm">
          <draw:text-box>
            <text:p text:style-name="P1"><text:span text:style-name="T3">clear</text:span></text:p>
          </draw:text-box>
        </draw:frame>
        <draw:frame draw:style-name="gr5" draw:text-style-name="P2" draw:layer="layout" svg:width="0.967cm" svg:height="0.384cm" svg:x="11.391cm" svg:y="10.693cm">
          <draw:text-box>
            <text:p text:style-name="P1"><text:span text:style-name="T3">ideas,</text:span></text:p>
          </draw:text-box>
        </draw:frame>
        <draw:frame draw:style-name="gr5" draw:text-style-name="P2" draw:layer="layout" svg:width="1.255cm" svg:height="0.384cm" svg:x="10.248cm" svg:y="11.171cm">
          <draw:text-box>
            <text:p text:style-name="P1"><text:span text:style-name="T3">support</text:span></text:p>
          </draw:text-box>
        </draw:frame>
        <draw:frame draw:style-name="gr5" draw:text-style-name="P2" draw:layer="layout" svg:width="1.899cm" svg:height="0.384cm" svg:x="10.248cm" svg:y="11.649cm">
          <draw:text-box>
            <text:p text:style-name="P1"><text:span text:style-name="T3">from exam-</text:span></text:p>
          </draw:text-box>
        </draw:frame>
        <draw:frame draw:style-name="gr5" draw:text-style-name="P2" draw:layer="layout" svg:width="1.987cm" svg:height="0.384cm" svg:x="10.248cm" svg:y="12.127cm">
          <draw:text-box>
            <text:p text:style-name="P1"><text:span text:style-name="T3">ples may be</text:span></text:p>
          </draw:text-box>
        </draw:frame>
        <draw:frame draw:style-name="gr5" draw:text-style-name="P2" draw:layer="layout" svg:width="1.966cm" svg:height="0.384cm" svg:x="10.248cm" svg:y="12.605cm">
          <draw:text-box>
            <text:p text:style-name="P1"><text:span text:style-name="T3">missing and</text:span></text:p>
          </draw:text-box>
        </draw:frame>
        <draw:frame draw:style-name="gr5" draw:text-style-name="P2" draw:layer="layout" svg:width="1.721cm" svg:height="0.384cm" svg:x="10.248cm" svg:y="13.083cm">
          <draw:text-box>
            <text:p text:style-name="P1"><text:span text:style-name="T3">transitions</text:span></text:p>
          </draw:text-box>
        </draw:frame>
        <draw:line draw:style-name="gr2" draw:text-style-name="P3" draw:layer="layout" svg:x1="12.466cm" svg:y1="14.539cm" svg:x2="12.466cm" svg:y2="9.76cm">
          <text:p/>
        </draw:line>
        <draw:frame draw:style-name="gr1" draw:text-style-name="P2" draw:layer="layout" svg:width="2.004cm" svg:height="0.384cm" svg:x="10.248cm" svg:y="13.561cm">
          <draw:text-box>
            <text:p text:style-name="P1"><text:span text:style-name="T2">are weak (1)</text:span></text:p>
          </draw:text-box>
        </draw:frame>
        <draw:frame draw:style-name="gr5" draw:text-style-name="P2" draw:layer="layout" svg:width="0.777cm" svg:height="0.384cm" svg:x="12.684cm" svg:y="9.737cm">
          <draw:text-box>
            <text:p text:style-name="P1"><text:span text:style-name="T3">Most</text:span></text:p>
          </draw:text-box>
        </draw:frame>
        <draw:frame draw:style-name="gr5" draw:text-style-name="P2" draw:layer="layout" svg:width="0.861cm" svg:height="0.384cm" svg:x="13.908cm" svg:y="9.737cm">
          <draw:text-box>
            <text:p text:style-name="P1"><text:span text:style-name="T3">para-</text:span></text:p>
          </draw:text-box>
        </draw:frame>
        <draw:frame draw:style-name="gr5" draw:text-style-name="P2" draw:layer="layout" svg:width="1.128cm" svg:height="0.384cm" svg:x="12.684cm" svg:y="10.215cm">
          <draw:text-box>
            <text:p text:style-name="P1"><text:span text:style-name="T3">graphs</text:span></text:p>
          </draw:text-box>
        </draw:frame>
        <draw:frame draw:style-name="gr5" draw:text-style-name="P2" draw:layer="layout" svg:width="0.802cm" svg:height="0.384cm" svg:x="12.684cm" svg:y="10.693cm">
          <draw:text-box>
            <text:p text:style-name="P1"><text:span text:style-name="T3">have</text:span></text:p>
          </draw:text-box>
        </draw:frame>
        <draw:frame draw:style-name="gr5" draw:text-style-name="P2" draw:layer="layout" svg:width="0.802cm" svg:height="0.384cm" svg:x="13.919cm" svg:y="10.693cm">
          <draw:text-box>
            <text:p text:style-name="P1"><text:span text:style-name="T3">clear</text:span></text:p>
          </draw:text-box>
        </draw:frame>
        <draw:frame draw:style-name="gr5" draw:text-style-name="P2" draw:layer="layout" svg:width="0.967cm" svg:height="0.384cm" svg:x="12.684cm" svg:y="11.171cm">
          <draw:text-box>
            <text:p text:style-name="P1"><text:span text:style-name="T3">ideas,</text:span></text:p>
          </draw:text-box>
        </draw:frame>
        <draw:frame draw:style-name="gr5" draw:text-style-name="P2" draw:layer="layout" svg:width="0.535cm" svg:height="0.384cm" svg:x="14.186cm" svg:y="11.171cm">
          <draw:text-box>
            <text:p text:style-name="P1"><text:span text:style-name="T3">are</text:span></text:p>
          </draw:text-box>
        </draw:frame>
        <draw:frame draw:style-name="gr5" draw:text-style-name="P2" draw:layer="layout" svg:width="1.661cm" svg:height="0.384cm" svg:x="12.684cm" svg:y="11.649cm">
          <draw:text-box>
            <text:p text:style-name="P1"><text:span text:style-name="T3">supported</text:span></text:p>
          </draw:text-box>
        </draw:frame>
        <draw:frame draw:style-name="gr5" draw:text-style-name="P2" draw:layer="layout" svg:width="0.692cm" svg:height="0.384cm" svg:x="12.67cm" svg:y="12.127cm">
          <draw:text-box>
            <text:p text:style-name="P1"><text:span text:style-name="T3">with</text:span></text:p>
          </draw:text-box>
        </draw:frame>
        <draw:frame draw:style-name="gr5" draw:text-style-name="P2" draw:layer="layout" svg:width="0.887cm" svg:height="0.384cm" svg:x="13.847cm" svg:y="12.127cm">
          <draw:text-box>
            <text:p text:style-name="P1"><text:span text:style-name="T3">some</text:span></text:p>
          </draw:text-box>
        </draw:frame>
        <draw:frame draw:style-name="gr5" draw:text-style-name="P2" draw:layer="layout" svg:width="1.577cm" svg:height="0.384cm" svg:x="12.684cm" svg:y="12.605cm">
          <draw:text-box>
            <text:p text:style-name="P1"><text:span text:style-name="T3">examples</text:span></text:p>
          </draw:text-box>
        </draw:frame>
        <draw:frame draw:style-name="gr5" draw:text-style-name="P2" draw:layer="layout" svg:width="0.616cm" svg:height="0.384cm" svg:x="12.684cm" svg:y="13.083cm">
          <draw:text-box>
            <text:p text:style-name="P1"><text:span text:style-name="T3">and</text:span></text:p>
          </draw:text-box>
        </draw:frame>
        <draw:frame draw:style-name="gr5" draw:text-style-name="P2" draw:layer="layout" svg:width="0.802cm" svg:height="0.384cm" svg:x="13.926cm" svg:y="13.083cm">
          <draw:text-box>
            <text:p text:style-name="P1"><text:span text:style-name="T3">have</text:span></text:p>
          </draw:text-box>
        </draw:frame>
        <draw:frame draw:style-name="gr5" draw:text-style-name="P2" draw:layer="layout" svg:width="1.822cm" svg:height="0.384cm" svg:x="12.684cm" svg:y="13.561cm">
          <draw:text-box>
            <text:p text:style-name="P1"><text:span text:style-name="T3">transitions.</text:span></text:p>
          </draw:text-box>
        </draw:frame>
        <draw:line draw:style-name="gr2" draw:text-style-name="P3" draw:layer="layout" svg:x1="14.901cm" svg:y1="14.539cm" svg:x2="14.901cm" svg:y2="9.76cm">
          <text:p/>
        </draw:line>
        <draw:frame draw:style-name="gr1" draw:text-style-name="P2" draw:layer="layout" svg:width="0.756cm" svg:height="0.384cm" svg:x="12.672cm" svg:y="14.039cm">
          <draw:text-box>
            <text:p text:style-name="P1"><text:span text:style-name="T2">(1.5)</text:span></text:p>
          </draw:text-box>
        </draw:frame>
        <draw:frame draw:style-name="gr5" draw:text-style-name="P2" draw:layer="layout" svg:width="0.404cm" svg:height="0.384cm" svg:x="15.12cm" svg:y="9.737cm">
          <draw:text-box>
            <text:p text:style-name="P1"><text:span text:style-name="T3">All</text:span></text:p>
          </draw:text-box>
        </draw:frame>
        <draw:frame draw:style-name="gr5" draw:text-style-name="P2" draw:layer="layout" svg:width="0.861cm" svg:height="0.384cm" svg:x="16.344cm" svg:y="9.737cm">
          <draw:text-box>
            <text:p text:style-name="P1"><text:span text:style-name="T3">para-</text:span></text:p>
          </draw:text-box>
        </draw:frame>
        <draw:frame draw:style-name="gr5" draw:text-style-name="P2" draw:layer="layout" svg:width="2.03cm" svg:height="0.384cm" svg:x="15.12cm" svg:y="10.215cm">
          <draw:text-box>
            <text:p text:style-name="P1"><text:span text:style-name="T3">graphs have</text:span></text:p>
          </draw:text-box>
        </draw:frame>
        <draw:frame draw:style-name="gr5" draw:text-style-name="P2" draw:layer="layout" svg:width="0.802cm" svg:height="0.384cm" svg:x="15.12cm" svg:y="10.693cm">
          <draw:text-box>
            <text:p text:style-name="P1"><text:span text:style-name="T3">clear</text:span></text:p>
          </draw:text-box>
        </draw:frame>
        <draw:frame draw:style-name="gr5" draw:text-style-name="P2" draw:layer="layout" svg:width="0.967cm" svg:height="0.384cm" svg:x="16.263cm" svg:y="10.693cm">
          <draw:text-box>
            <text:p text:style-name="P1"><text:span text:style-name="T3">ideas,</text:span></text:p>
          </draw:text-box>
        </draw:frame>
        <draw:frame draw:style-name="gr5" draw:text-style-name="P2" draw:layer="layout" svg:width="0.535cm" svg:height="0.384cm" svg:x="15.12cm" svg:y="11.171cm">
          <draw:text-box>
            <text:p text:style-name="P1"><text:span text:style-name="T3">are</text:span></text:p>
          </draw:text-box>
        </draw:frame>
        <draw:frame draw:style-name="gr5" draw:text-style-name="P2" draw:layer="layout" svg:width="0.705cm" svg:height="0.384cm" svg:x="16.487cm" svg:y="11.171cm">
          <draw:text-box>
            <text:p text:style-name="P1"><text:span text:style-name="T3">sup-</text:span></text:p>
          </draw:text-box>
        </draw:frame>
        <draw:frame draw:style-name="gr5" draw:text-style-name="P2" draw:layer="layout" svg:width="1.869cm" svg:height="0.384cm" svg:x="15.12cm" svg:y="11.649cm">
          <draw:text-box>
            <text:p text:style-name="P1"><text:span text:style-name="T3">ported with</text:span></text:p>
          </draw:text-box>
        </draw:frame>
        <draw:frame draw:style-name="gr5" draw:text-style-name="P2" draw:layer="layout" svg:width="1.577cm" svg:height="0.384cm" svg:x="15.12cm" svg:y="12.127cm">
          <draw:text-box>
            <text:p text:style-name="P1"><text:span text:style-name="T3">examples</text:span></text:p>
          </draw:text-box>
        </draw:frame>
        <draw:frame draw:style-name="gr5" draw:text-style-name="P2" draw:layer="layout" svg:width="0.616cm" svg:height="0.384cm" svg:x="15.12cm" svg:y="12.605cm">
          <draw:text-box>
            <text:p text:style-name="P1"><text:span text:style-name="T3">and</text:span></text:p>
          </draw:text-box>
        </draw:frame>
        <draw:frame draw:style-name="gr5" draw:text-style-name="P2" draw:layer="layout" svg:width="0.802cm" svg:height="0.384cm" svg:x="16.362cm" svg:y="12.605cm">
          <draw:text-box>
            <text:p text:style-name="P1"><text:span text:style-name="T3">have</text:span></text:p>
          </draw:text-box>
        </draw:frame>
        <draw:frame draw:style-name="gr5" draw:text-style-name="P2" draw:layer="layout" svg:width="1.221cm" svg:height="0.384cm" svg:x="15.12cm" svg:y="13.083cm">
          <draw:text-box>
            <text:p text:style-name="P1"><text:span text:style-name="T3">smooth</text:span></text:p>
          </draw:text-box>
        </draw:frame>
        <draw:frame draw:style-name="gr5" draw:text-style-name="P2" draw:layer="layout" svg:width="1.822cm" svg:height="0.384cm" svg:x="15.12cm" svg:y="13.561cm">
          <draw:text-box>
            <text:p text:style-name="P1"><text:span text:style-name="T3">transitions.</text:span></text:p>
          </draw:text-box>
        </draw:frame>
        <draw:line draw:style-name="gr2" draw:text-style-name="P3" draw:layer="layout" svg:x1="17.337cm" svg:y1="14.539cm" svg:x2="17.337cm" svg:y2="9.76cm">
          <text:p/>
        </draw:line>
        <draw:line draw:style-name="gr2" draw:text-style-name="P3" draw:layer="layout" svg:x1="2.715cm" svg:y1="14.546cm" svg:x2="17.344cm" svg:y2="14.546cm">
          <text:p/>
        </draw:line>
        <draw:line draw:style-name="gr2" draw:text-style-name="P3" draw:layer="layout" svg:x1="2.722cm" svg:y1="21.245cm" svg:x2="2.722cm" svg:y2="14.553cm">
          <text:p/>
        </draw:line>
        <draw:frame draw:style-name="gr1" draw:text-style-name="P2" draw:layer="layout" svg:width="0.451cm" svg:height="0.384cm" svg:x="15.108cm" svg:y="14.039cm">
          <draw:text-box>
            <text:p text:style-name="P1"><text:span text:style-name="T2">(2)</text:span></text:p>
          </draw:text-box>
        </draw:frame>
        <draw:frame draw:style-name="gr1" draw:text-style-name="P2" draw:layer="layout" svg:width="0.955cm" svg:height="0.384cm" svg:x="2.941cm" svg:y="14.531cm">
          <draw:text-box>
            <text:p text:style-name="P1"><text:span text:style-name="T1">Level</text:span></text:p>
          </draw:text-box>
        </draw:frame>
        <draw:frame draw:style-name="gr1" draw:text-style-name="P2" draw:layer="layout" svg:width="0.384cm" svg:height="0.384cm" svg:x="4.578cm" svg:y="14.531cm">
          <draw:text-box>
            <text:p text:style-name="P1"><text:span text:style-name="T1">of</text:span></text:p>
          </draw:text-box>
        </draw:frame>
        <draw:line draw:style-name="gr2" draw:text-style-name="P3" draw:layer="layout" svg:x1="5.158cm" svg:y1="21.245cm" svg:x2="5.158cm" svg:y2="14.553cm">
          <text:p/>
        </draw:line>
        <draw:frame draw:style-name="gr1" draw:text-style-name="P2" draw:layer="layout" svg:width="1.928cm" svg:height="0.384cm" svg:x="2.941cm" svg:y="15.009cm">
          <draw:text-box>
            <text:p text:style-name="P1"><text:span text:style-name="T1">content</text:span><text:span text:style-name="T2"> (4)</text:span></text:p>
          </draw:text-box>
        </draw:frame>
        <draw:line draw:style-name="gr2" draw:text-style-name="P3" draw:layer="layout" svg:x1="7.594cm" svg:y1="21.245cm" svg:x2="7.594cm" svg:y2="14.553cm">
          <text:p/>
        </draw:line>
        <draw:frame draw:style-name="gr1" draw:text-style-name="P2" draw:layer="layout" svg:width="0.561cm" svg:height="0.384cm" svg:x="5.376cm" svg:y="14.531cm">
          <draw:text-box>
            <text:p text:style-name="P1"><text:span text:style-name="T2">N/A</text:span></text:p>
          </draw:text-box>
        </draw:frame>
        <draw:frame draw:style-name="gr6" draw:text-style-name="P2" draw:layer="layout" svg:width="1.966cm" svg:height="0.384cm" svg:x="7.812cm" svg:y="14.531cm">
          <draw:text-box>
            <text:p text:style-name="P1"><text:span text:style-name="T2">Major points</text:span></text:p>
          </draw:text-box>
        </draw:frame>
        <draw:frame draw:style-name="gr5" draw:text-style-name="P2" draw:layer="layout" svg:width="1.268cm" svg:height="0.384cm" svg:x="7.812cm" svg:y="15.009cm">
          <draw:text-box>
            <text:p text:style-name="P1"><text:span text:style-name="T3">omitted</text:span></text:p>
          </draw:text-box>
        </draw:frame>
        <draw:frame draw:style-name="gr5" draw:text-style-name="P2" draw:layer="layout" svg:width="0.392cm" svg:height="0.384cm" svg:x="7.812cm" svg:y="15.487cm">
          <draw:text-box>
            <text:p text:style-name="P1"><text:span text:style-name="T3">or</text:span></text:p>
          </draw:text-box>
        </draw:frame>
        <draw:frame draw:style-name="gr5" draw:text-style-name="P2" draw:layer="layout" svg:width="0.527cm" svg:height="0.384cm" svg:x="9.367cm" svg:y="15.487cm">
          <draw:text-box>
            <text:p text:style-name="P1"><text:span text:style-name="T3">ad-</text:span></text:p>
          </draw:text-box>
        </draw:frame>
        <draw:frame draw:style-name="gr5" draw:text-style-name="P2" draw:layer="layout" svg:width="2.123cm" svg:height="0.384cm" svg:x="7.812cm" svg:y="15.965cm">
          <draw:text-box>
            <text:p text:style-name="P1"><text:span text:style-name="T3">dressed min-</text:span></text:p>
          </draw:text-box>
        </draw:frame>
        <draw:line draw:style-name="gr2" draw:text-style-name="P3" draw:layer="layout" svg:x1="10.03cm" svg:y1="21.245cm" svg:x2="10.03cm" svg:y2="14.553cm">
          <text:p/>
        </draw:line>
        <draw:frame draw:style-name="gr1" draw:text-style-name="P2" draw:layer="layout" svg:width="1.407cm" svg:height="0.384cm" svg:x="7.812cm" svg:y="16.443cm">
          <draw:text-box>
            <text:p text:style-name="P1"><text:span text:style-name="T2">imally(1)</text:span></text:p>
          </draw:text-box>
        </draw:frame>
        <draw:frame draw:style-name="gr5" draw:text-style-name="P2" draw:layer="layout" svg:width="1.297cm" svg:height="0.384cm" svg:x="10.248cm" svg:y="14.531cm">
          <draw:text-box>
            <text:p text:style-name="P1"><text:span text:style-name="T3">Content</text:span></text:p>
          </draw:text-box>
        </draw:frame>
        <draw:frame draw:style-name="gr5" draw:text-style-name="P2" draw:layer="layout" svg:width="0.392cm" svg:height="0.384cm" svg:x="11.989cm" svg:y="14.531cm">
          <draw:text-box>
            <text:p text:style-name="P1"><text:span text:style-name="T3">is</text:span></text:p>
          </draw:text-box>
        </draw:frame>
        <draw:frame draw:style-name="gr5" draw:text-style-name="P2" draw:layer="layout" svg:width="0.993cm" svg:height="0.384cm" svg:x="10.248cm" svg:y="15.009cm">
          <draw:text-box>
            <text:p text:style-name="P1"><text:span text:style-name="T3">sound</text:span></text:p>
          </draw:text-box>
        </draw:frame>
        <draw:frame draw:style-name="gr5" draw:text-style-name="P2" draw:layer="layout" svg:width="0.616cm" svg:height="0.384cm" svg:x="11.657cm" svg:y="15.009cm">
          <draw:text-box>
            <text:p text:style-name="P1"><text:span text:style-name="T3">and</text:span></text:p>
          </draw:text-box>
        </draw:frame>
        <draw:frame draw:style-name="gr5" draw:text-style-name="P2" draw:layer="layout" svg:width="0.866cm" svg:height="0.384cm" svg:x="10.248cm" svg:y="15.487cm">
          <draw:text-box>
            <text:p text:style-name="P1"><text:span text:style-name="T3">solid;</text:span></text:p>
          </draw:text-box>
        </draw:frame>
        <draw:frame draw:style-name="gr5" draw:text-style-name="P2" draw:layer="layout" svg:width="0.866cm" svg:height="0.384cm" svg:x="11.435cm" svg:y="15.487cm">
          <draw:text-box>
            <text:p text:style-name="P1"><text:span text:style-name="T3">ideas</text:span></text:p>
          </draw:text-box>
        </draw:frame>
        <draw:frame draw:style-name="gr5" draw:text-style-name="P2" draw:layer="layout" svg:width="0.535cm" svg:height="0.384cm" svg:x="10.248cm" svg:y="15.965cm">
          <draw:text-box>
            <text:p text:style-name="P1"><text:span text:style-name="T3">are</text:span></text:p>
          </draw:text-box>
        </draw:frame>
        <draw:frame draw:style-name="gr5" draw:text-style-name="P2" draw:layer="layout" svg:width="1.247cm" svg:height="0.384cm" svg:x="11.061cm" svg:y="15.965cm">
          <draw:text-box>
            <text:p text:style-name="P1"><text:span text:style-name="T3">present</text:span></text:p>
          </draw:text-box>
        </draw:frame>
        <draw:frame draw:style-name="gr5" draw:text-style-name="P2" draw:layer="layout" svg:width="0.544cm" svg:height="0.384cm" svg:x="10.248cm" svg:y="16.443cm">
          <draw:text-box>
            <text:p text:style-name="P1"><text:span text:style-name="T3">but</text:span></text:p>
          </draw:text-box>
        </draw:frame>
        <draw:frame draw:style-name="gr5" draw:text-style-name="P2" draw:layer="layout" svg:width="0.535cm" svg:height="0.384cm" svg:x="11.713cm" svg:y="16.443cm">
          <draw:text-box>
            <text:p text:style-name="P1"><text:span text:style-name="T3">not</text:span></text:p>
          </draw:text-box>
        </draw:frame>
        <draw:frame draw:style-name="gr5" draw:text-style-name="P2" draw:layer="layout" svg:width="1.852cm" svg:height="0.384cm" svg:x="10.248cm" svg:y="16.921cm">
          <draw:text-box>
            <text:p text:style-name="P1"><text:span text:style-name="T3">particularly</text:span></text:p>
          </draw:text-box>
        </draw:frame>
        <draw:frame draw:style-name="gr6" draw:text-style-name="P2" draw:layer="layout" svg:width="2.093cm" svg:height="0.384cm" svg:x="10.248cm" svg:y="17.399cm">
          <draw:text-box>
            <text:p text:style-name="P1"><text:span text:style-name="T2">developed or</text:span></text:p>
          </draw:text-box>
        </draw:frame>
        <draw:frame draw:style-name="gr5" draw:text-style-name="P2" draw:layer="layout" svg:width="1.772cm" svg:height="0.384cm" svg:x="10.248cm" svg:y="17.877cm">
          <draw:text-box>
            <text:p text:style-name="P1"><text:span text:style-name="T3">supported;</text:span></text:p>
          </draw:text-box>
        </draw:frame>
        <draw:frame draw:style-name="gr5" draw:text-style-name="P2" draw:layer="layout" svg:width="0.887cm" svg:height="0.384cm" svg:x="10.248cm" svg:y="18.355cm">
          <draw:text-box>
            <text:p text:style-name="P1"><text:span text:style-name="T3">some</text:span></text:p>
          </draw:text-box>
        </draw:frame>
        <draw:frame draw:style-name="gr5" draw:text-style-name="P2" draw:layer="layout" svg:width="0.603cm" svg:height="0.384cm" svg:x="11.706cm" svg:y="18.355cm">
          <draw:text-box>
            <text:p text:style-name="P1"><text:span text:style-name="T3">evi-</text:span></text:p>
          </draw:text-box>
        </draw:frame>
        <draw:frame draw:style-name="gr5" draw:text-style-name="P2" draw:layer="layout" svg:width="1.094cm" svg:height="0.384cm" svg:x="10.248cm" svg:y="18.833cm">
          <draw:text-box>
            <text:p text:style-name="P1"><text:span text:style-name="T3">dence,</text:span></text:p>
          </draw:text-box>
        </draw:frame>
        <draw:frame draw:style-name="gr5" draw:text-style-name="P2" draw:layer="layout" svg:width="0.544cm" svg:height="0.384cm" svg:x="11.722cm" svg:y="18.833cm">
          <draw:text-box>
            <text:p text:style-name="P1"><text:span text:style-name="T3">but</text:span></text:p>
          </draw:text-box>
        </draw:frame>
        <draw:frame draw:style-name="gr5" draw:text-style-name="P2" draw:layer="layout" svg:width="1.573cm" svg:height="0.384cm" svg:x="10.248cm" svg:y="19.311cm">
          <draw:text-box>
            <text:p text:style-name="P1"><text:span text:style-name="T3">usually of</text:span></text:p>
          </draw:text-box>
        </draw:frame>
        <draw:frame draw:style-name="gr5" draw:text-style-name="P2" draw:layer="layout" svg:width="0.392cm" svg:height="0.384cm" svg:x="12.069cm" svg:y="19.311cm">
          <draw:text-box>
            <text:p text:style-name="P1"><text:span text:style-name="T3">a</text:span></text:p>
          </draw:text-box>
        </draw:frame>
        <draw:frame draw:style-name="gr5" draw:text-style-name="P2" draw:layer="layout" svg:width="1.903cm" svg:height="0.384cm" svg:x="10.248cm" svg:y="19.789cm">
          <draw:text-box>
            <text:p text:style-name="P1"><text:span text:style-name="T3">generalized</text:span></text:p>
          </draw:text-box>
        </draw:frame>
        <draw:line draw:style-name="gr2" draw:text-style-name="P3" draw:layer="layout" svg:x1="12.466cm" svg:y1="21.245cm" svg:x2="12.466cm" svg:y2="14.553cm">
          <text:p/>
        </draw:line>
        <draw:frame draw:style-name="gr1" draw:text-style-name="P2" draw:layer="layout" svg:width="1.602cm" svg:height="0.384cm" svg:x="10.248cm" svg:y="20.267cm">
          <draw:text-box>
            <text:p text:style-name="P1"><text:span text:style-name="T2">nature.(2)</text:span></text:p>
          </draw:text-box>
        </draw:frame>
        <draw:frame draw:style-name="gr5" draw:text-style-name="P2" draw:layer="layout" svg:width="0.819cm" svg:height="0.384cm" svg:x="12.684cm" svg:y="14.531cm">
          <draw:text-box>
            <text:p text:style-name="P1"><text:span text:style-name="T3">Well-</text:span></text:p>
          </draw:text-box>
        </draw:frame>
        <draw:frame draw:style-name="gr5" draw:text-style-name="P2" draw:layer="layout" svg:width="1.653cm" svg:height="0.384cm" svg:x="12.684cm" svg:y="15.009cm">
          <draw:text-box>
            <text:p text:style-name="P1"><text:span text:style-name="T3">presented</text:span></text:p>
          </draw:text-box>
        </draw:frame>
        <draw:frame draw:style-name="gr5" draw:text-style-name="P2" draw:layer="layout" svg:width="1.983cm" svg:height="0.384cm" svg:x="12.684cm" svg:y="15.487cm">
          <draw:text-box>
            <text:p text:style-name="P1"><text:span text:style-name="T3">and argued;</text:span></text:p>
          </draw:text-box>
        </draw:frame>
        <draw:frame draw:style-name="gr5" draw:text-style-name="P2" draw:layer="layout" svg:width="0.866cm" svg:height="0.384cm" svg:x="12.684cm" svg:y="15.965cm">
          <draw:text-box>
            <text:p text:style-name="P1"><text:span text:style-name="T3">ideas</text:span></text:p>
          </draw:text-box>
        </draw:frame>
        <draw:frame draw:style-name="gr5" draw:text-style-name="P2" draw:layer="layout" svg:width="0.535cm" svg:height="0.384cm" svg:x="14.186cm" svg:y="15.965cm">
          <draw:text-box>
            <text:p text:style-name="P1"><text:span text:style-name="T3">are</text:span></text:p>
          </draw:text-box>
        </draw:frame>
        <draw:frame draw:style-name="gr5" draw:text-style-name="P2" draw:layer="layout" svg:width="1.42cm" svg:height="0.384cm" svg:x="12.684cm" svg:y="16.443cm">
          <draw:text-box>
            <text:p text:style-name="P1"><text:span text:style-name="T3">detailed,</text:span></text:p>
          </draw:text-box>
        </draw:frame>
        <draw:frame draw:style-name="gr5" draw:text-style-name="P2" draw:layer="layout" svg:width="1.704cm" svg:height="0.384cm" svg:x="12.684cm" svg:y="16.921cm">
          <draw:text-box>
            <text:p text:style-name="P1"><text:span text:style-name="T3">developed</text:span></text:p>
          </draw:text-box>
        </draw:frame>
        <draw:frame draw:style-name="gr5" draw:text-style-name="P2" draw:layer="layout" svg:width="0.616cm" svg:height="0.384cm" svg:x="12.684cm" svg:y="17.399cm">
          <draw:text-box>
            <text:p text:style-name="P1"><text:span text:style-name="T3">and</text:span></text:p>
          </draw:text-box>
        </draw:frame>
        <draw:frame draw:style-name="gr5" draw:text-style-name="P2" draw:layer="layout" svg:width="0.705cm" svg:height="0.384cm" svg:x="14.051cm" svg:y="17.399cm">
          <draw:text-box>
            <text:p text:style-name="P1"><text:span text:style-name="T3">sup-</text:span></text:p>
          </draw:text-box>
        </draw:frame>
        <draw:frame draw:style-name="gr5" draw:text-style-name="P2" draw:layer="layout" svg:width="1.869cm" svg:height="0.384cm" svg:x="12.684cm" svg:y="17.877cm">
          <draw:text-box>
            <text:p text:style-name="P1"><text:span text:style-name="T3">ported with</text:span></text:p>
          </draw:text-box>
        </draw:frame>
        <draw:frame draw:style-name="gr5" draw:text-style-name="P2" draw:layer="layout" svg:width="1.475cm" svg:height="0.384cm" svg:x="12.684cm" svg:y="18.355cm">
          <draw:text-box>
            <text:p text:style-name="P1"><text:span text:style-name="T3">evidence</text:span></text:p>
          </draw:text-box>
        </draw:frame>
        <draw:frame draw:style-name="gr5" draw:text-style-name="P2" draw:layer="layout" svg:width="0.616cm" svg:height="0.384cm" svg:x="12.684cm" svg:y="18.833cm">
          <draw:text-box>
            <text:p text:style-name="P1"><text:span text:style-name="T3">and</text:span></text:p>
          </draw:text-box>
        </draw:frame>
        <draw:frame draw:style-name="gr5" draw:text-style-name="P2" draw:layer="layout" svg:width="1.183cm" svg:height="0.384cm" svg:x="13.599cm" svg:y="18.833cm">
          <draw:text-box>
            <text:p text:style-name="P1"><text:span text:style-name="T3">details,</text:span></text:p>
          </draw:text-box>
        </draw:frame>
        <draw:frame draw:style-name="gr5" draw:text-style-name="P2" draw:layer="layout" svg:width="1.098cm" svg:height="0.384cm" svg:x="12.684cm" svg:y="19.311cm">
          <draw:text-box>
            <text:p text:style-name="P1"><text:span text:style-name="T3">mostly</text:span></text:p>
          </draw:text-box>
        </draw:frame>
        <draw:frame draw:style-name="gr1" draw:text-style-name="P2" draw:layer="layout" svg:width="1.302cm" svg:height="0.384cm" svg:x="12.684cm" svg:y="19.789cm">
          <draw:text-box>
            <text:p text:style-name="P1"><text:span text:style-name="T2">specific.</text:span></text:p>
          </draw:text-box>
        </draw:frame>
        <draw:line draw:style-name="gr2" draw:text-style-name="P3" draw:layer="layout" svg:x1="14.901cm" svg:y1="21.245cm" svg:x2="14.901cm" svg:y2="14.553cm">
          <text:p/>
        </draw:line>
        <draw:frame draw:style-name="gr1" draw:text-style-name="P2" draw:layer="layout" svg:width="0.451cm" svg:height="0.384cm" svg:x="14.057cm" svg:y="19.789cm">
          <draw:text-box>
            <text:p text:style-name="P1"><text:span text:style-name="T2">(3)</text:span></text:p>
          </draw:text-box>
        </draw:frame>
        <draw:frame draw:style-name="gr7" draw:text-style-name="P2" draw:layer="layout" svg:width="2.068cm" svg:height="0.384cm" svg:x="15.12cm" svg:y="14.531cm">
          <draw:text-box>
            <text:p text:style-name="P1"><text:span text:style-name="T4">Exceptionally</text:span></text:p>
          </draw:text-box>
        </draw:frame>
        <draw:frame draw:style-name="gr5" draw:text-style-name="P2" draw:layer="layout" svg:width="0.764cm" svg:height="0.384cm" svg:x="15.105cm" svg:y="15.009cm">
          <draw:text-box>
            <text:p text:style-name="P1"><text:span text:style-name="T3">well-</text:span></text:p>
          </draw:text-box>
        </draw:frame>
        <draw:frame draw:style-name="gr5" draw:text-style-name="P2" draw:layer="layout" svg:width="1.653cm" svg:height="0.384cm" svg:x="15.12cm" svg:y="15.487cm">
          <draw:text-box>
            <text:p text:style-name="P1"><text:span text:style-name="T3">presented</text:span></text:p>
          </draw:text-box>
        </draw:frame>
        <draw:frame draw:style-name="gr5" draw:text-style-name="P2" draw:layer="layout" svg:width="1.983cm" svg:height="0.384cm" svg:x="15.12cm" svg:y="15.965cm">
          <draw:text-box>
            <text:p text:style-name="P1"><text:span text:style-name="T3">and argued;</text:span></text:p>
          </draw:text-box>
        </draw:frame>
        <draw:frame draw:style-name="gr5" draw:text-style-name="P2" draw:layer="layout" svg:width="2.127cm" svg:height="0.384cm" svg:x="15.12cm" svg:y="16.443cm">
          <draw:text-box>
            <text:p text:style-name="P1"><text:span text:style-name="T3">ideas are de-</text:span></text:p>
          </draw:text-box>
        </draw:frame>
        <draw:frame draw:style-name="gr5" draw:text-style-name="P2" draw:layer="layout" svg:width="1.014cm" svg:height="0.384cm" svg:x="15.12cm" svg:y="16.921cm">
          <draw:text-box>
            <text:p text:style-name="P1"><text:span text:style-name="T3">tailed,</text:span></text:p>
          </draw:text-box>
        </draw:frame>
        <draw:frame draw:style-name="gr5" draw:text-style-name="P2" draw:layer="layout" svg:width="0.764cm" svg:height="0.384cm" svg:x="16.379cm" svg:y="16.921cm">
          <draw:text-box>
            <text:p text:style-name="P1"><text:span text:style-name="T3">well-</text:span></text:p>
          </draw:text-box>
        </draw:frame>
        <draw:frame draw:style-name="gr5" draw:text-style-name="P2" draw:layer="layout" svg:width="1.805cm" svg:height="0.384cm" svg:x="15.12cm" svg:y="17.399cm">
          <draw:text-box>
            <text:p text:style-name="P1"><text:span text:style-name="T3">developed,</text:span></text:p>
          </draw:text-box>
        </draw:frame>
        <draw:frame draw:style-name="gr5" draw:text-style-name="P2" draw:layer="layout" svg:width="1.661cm" svg:height="0.384cm" svg:x="15.12cm" svg:y="17.877cm">
          <draw:text-box>
            <text:p text:style-name="P1"><text:span text:style-name="T3">supported</text:span></text:p>
          </draw:text-box>
        </draw:frame>
        <draw:frame draw:style-name="gr8" draw:text-style-name="P2" draw:layer="layout" svg:width="2.004cm" svg:height="0.384cm" svg:x="15.105cm" svg:y="18.355cm">
          <draw:text-box>
            <text:p text:style-name="P1"><text:span text:style-name="T5">with specific</text:span></text:p>
          </draw:text-box>
        </draw:frame>
        <draw:frame draw:style-name="gr5" draw:text-style-name="P2" draw:layer="layout" svg:width="1.475cm" svg:height="0.384cm" svg:x="15.12cm" svg:y="18.833cm">
          <draw:text-box>
            <text:p text:style-name="P1"><text:span text:style-name="T3">evidence</text:span></text:p>
          </draw:text-box>
        </draw:frame>
        <draw:frame draw:style-name="gr5" draw:text-style-name="P2" draw:layer="layout" svg:width="0.392cm" svg:height="0.384cm" svg:x="16.843cm" svg:y="18.833cm">
          <draw:text-box>
            <text:p text:style-name="P1"><text:span text:style-name="T3">&amp;</text:span></text:p>
          </draw:text-box>
        </draw:frame>
        <draw:frame draw:style-name="gr9" draw:text-style-name="P2" draw:layer="layout" svg:width="2.064cm" svg:height="0.384cm" svg:x="15.12cm" svg:y="19.311cm">
          <draw:text-box>
            <text:p text:style-name="P1"><text:span text:style-name="T2">facts, as well</text:span></text:p>
          </draw:text-box>
        </draw:frame>
        <draw:frame draw:style-name="gr5" draw:text-style-name="P2" draw:layer="layout" svg:width="2.047cm" svg:height="0.384cm" svg:x="15.12cm" svg:y="19.789cm">
          <draw:text-box>
            <text:p text:style-name="P1"><text:span text:style-name="T3">as examples</text:span></text:p>
          </draw:text-box>
        </draw:frame>
        <draw:frame draw:style-name="gr5" draw:text-style-name="P2" draw:layer="layout" svg:width="1.945cm" svg:height="0.384cm" svg:x="15.12cm" svg:y="20.267cm">
          <draw:text-box>
            <text:p text:style-name="P1"><text:span text:style-name="T3">and specific</text:span></text:p>
          </draw:text-box>
        </draw:frame>
        <draw:frame draw:style-name="gr1" draw:text-style-name="P2" draw:layer="layout" svg:width="1.162cm" svg:height="0.384cm" svg:x="15.12cm" svg:y="20.745cm">
          <draw:text-box>
            <text:p text:style-name="P1"><text:span text:style-name="T2">details.</text:span></text:p>
          </draw:text-box>
        </draw:frame>
        <draw:line draw:style-name="gr2" draw:text-style-name="P3" draw:layer="layout" svg:x1="17.337cm" svg:y1="21.245cm" svg:x2="17.337cm" svg:y2="14.553cm">
          <text:p/>
        </draw:line>
        <draw:line draw:style-name="gr2" draw:text-style-name="P3" draw:layer="layout" svg:x1="2.715cm" svg:y1="21.252cm" svg:x2="17.344cm" svg:y2="21.252cm">
          <text:p/>
        </draw:line>
        <draw:line draw:style-name="gr2" draw:text-style-name="P3" draw:layer="layout" svg:x1="2.722cm" svg:y1="25.561cm" svg:x2="2.722cm" svg:y2="21.259cm">
          <text:p/>
        </draw:line>
        <draw:frame draw:style-name="gr1" draw:text-style-name="P2" draw:layer="layout" svg:width="0.451cm" svg:height="0.384cm" svg:x="16.337cm" svg:y="20.745cm">
          <draw:text-box>
            <text:p text:style-name="P1"><text:span text:style-name="T2">(4)</text:span></text:p>
          </draw:text-box>
        </draw:frame>
        <draw:frame draw:style-name="gr1" draw:text-style-name="P2" draw:layer="layout" svg:width="1.67cm" svg:height="0.384cm" svg:x="2.941cm" svg:y="21.237cm">
          <draw:text-box>
            <text:p text:style-name="P1"><text:span text:style-name="T1">Grammar</text:span></text:p>
          </draw:text-box>
        </draw:frame>
        <draw:frame draw:style-name="gr1" draw:text-style-name="P2" draw:layer="layout" svg:width="0.671cm" svg:height="0.384cm" svg:x="2.941cm" svg:y="21.715cm">
          <draw:text-box>
            <text:p text:style-name="P1"><text:span text:style-name="T1">and</text:span></text:p>
          </draw:text-box>
        </draw:frame>
        <draw:frame draw:style-name="gr1" draw:text-style-name="P2" draw:layer="layout" svg:width="0.667cm" svg:height="0.384cm" svg:x="4.338cm" svg:y="21.715cm">
          <draw:text-box>
            <text:p text:style-name="P1"><text:span text:style-name="T1">Me-</text:span></text:p>
          </draw:text-box>
        </draw:frame>
        <draw:frame draw:style-name="gr1" draw:text-style-name="P2" draw:layer="layout" svg:width="1.34cm" svg:height="0.384cm" svg:x="2.941cm" svg:y="22.193cm">
          <draw:text-box>
            <text:p text:style-name="P1"><text:span text:style-name="T1">chanics</text:span></text:p>
          </draw:text-box>
        </draw:frame>
        <draw:line draw:style-name="gr2" draw:text-style-name="P3" draw:layer="layout" svg:x1="5.158cm" svg:y1="25.561cm" svg:x2="5.158cm" svg:y2="21.259cm">
          <text:p/>
        </draw:line>
        <draw:frame draw:style-name="gr1" draw:text-style-name="P2" draw:layer="layout" svg:width="0.451cm" svg:height="0.384cm" svg:x="2.929cm" svg:y="22.671cm">
          <draw:text-box>
            <text:p text:style-name="P1"><text:span text:style-name="T2">(2)</text:span></text:p>
          </draw:text-box>
        </draw:frame>
        <draw:line draw:style-name="gr2" draw:text-style-name="P3" draw:layer="layout" svg:x1="7.594cm" svg:y1="25.561cm" svg:x2="7.594cm" svg:y2="21.259cm">
          <text:p/>
        </draw:line>
        <draw:frame draw:style-name="gr1" draw:text-style-name="P2" draw:layer="layout" svg:width="0.561cm" svg:height="0.384cm" svg:x="5.376cm" svg:y="21.237cm">
          <draw:text-box>
            <text:p text:style-name="P1"><text:span text:style-name="T2">N/A</text:span></text:p>
          </draw:text-box>
        </draw:frame>
        <draw:frame draw:style-name="gr5" draw:text-style-name="P2" draw:layer="layout" svg:width="1.399cm" svg:height="0.384cm" svg:x="7.812cm" svg:y="21.237cm">
          <draw:text-box>
            <text:p text:style-name="P1"><text:span text:style-name="T3">Spelling,</text:span></text:p>
          </draw:text-box>
        </draw:frame>
        <draw:frame draw:style-name="gr5" draw:text-style-name="P2" draw:layer="layout" svg:width="1.454cm" svg:height="0.384cm" svg:x="7.812cm" svg:y="21.715cm">
          <draw:text-box>
            <text:p text:style-name="P1"><text:span text:style-name="T3">punctua-</text:span></text:p>
          </draw:text-box>
        </draw:frame>
        <draw:frame draw:style-name="gr5" draw:text-style-name="P2" draw:layer="layout" svg:width="0.624cm" svg:height="0.384cm" svg:x="7.812cm" svg:y="22.193cm">
          <draw:text-box>
            <text:p text:style-name="P1"><text:span text:style-name="T3">tion</text:span></text:p>
          </draw:text-box>
        </draw:frame>
        <draw:frame draw:style-name="gr5" draw:text-style-name="P2" draw:layer="layout" svg:width="0.616cm" svg:height="0.384cm" svg:x="9.222cm" svg:y="22.193cm">
          <draw:text-box>
            <text:p text:style-name="P1"><text:span text:style-name="T3">and</text:span></text:p>
          </draw:text-box>
        </draw:frame>
        <draw:frame draw:style-name="gr10" draw:text-style-name="P2" draw:layer="layout" svg:width="2.059cm" svg:height="0.384cm" svg:x="7.812cm" svg:y="22.671cm">
          <draw:text-box>
            <text:p text:style-name="P1"><text:span text:style-name="T3">grammatical</text:span></text:p>
          </draw:text-box>
        </draw:frame>
        <draw:frame draw:style-name="gr11" draw:text-style-name="P2" draw:layer="layout" svg:width="2.064cm" svg:height="0.384cm" svg:x="7.812cm" svg:y="23.149cm">
          <draw:text-box>
            <text:p text:style-name="P1"><text:span text:style-name="T2">errors create</text:span></text:p>
          </draw:text-box>
        </draw:frame>
        <draw:frame draw:style-name="gr5" draw:text-style-name="P2" draw:layer="layout" svg:width="1.831cm" svg:height="0.384cm" svg:x="7.812cm" svg:y="23.627cm">
          <draw:text-box>
            <text:p text:style-name="P1"><text:span text:style-name="T3">distraction,</text:span></text:p>
          </draw:text-box>
        </draw:frame>
        <draw:frame draw:style-name="gr5" draw:text-style-name="P2" draw:layer="layout" svg:width="1.213cm" svg:height="0.384cm" svg:x="7.812cm" svg:y="24.105cm">
          <draw:text-box>
            <text:p text:style-name="P1"><text:span text:style-name="T3">making</text:span></text:p>
          </draw:text-box>
        </draw:frame>
        <draw:frame draw:style-name="gr5" draw:text-style-name="P2" draw:layer="layout" svg:width="1.247cm" svg:height="0.384cm" svg:x="7.812cm" svg:y="24.583cm">
          <draw:text-box>
            <text:p text:style-name="P1"><text:span text:style-name="T3">reading</text:span></text:p>
          </draw:text-box>
        </draw:frame>
        <draw:line draw:style-name="gr2" draw:text-style-name="P3" draw:layer="layout" svg:x1="10.03cm" svg:y1="25.561cm" svg:x2="10.03cm" svg:y2="21.259cm">
          <text:p/>
        </draw:line>
        <draw:frame draw:style-name="gr1" draw:text-style-name="P2" draw:layer="layout" svg:width="1.945cm" svg:height="0.384cm" svg:x="7.812cm" svg:y="25.061cm">
          <draw:text-box>
            <text:p text:style-name="P1"><text:span text:style-name="T2">difficult(0.5)</text:span></text:p>
          </draw:text-box>
        </draw:frame>
        <draw:frame draw:style-name="gr5" draw:text-style-name="P2" draw:layer="layout" svg:width="0.777cm" svg:height="0.384cm" svg:x="10.248cm" svg:y="21.237cm">
          <draw:text-box>
            <text:p text:style-name="P1"><text:span text:style-name="T3">Most</text:span></text:p>
          </draw:text-box>
        </draw:frame>
        <draw:frame draw:style-name="gr5" draw:text-style-name="P2" draw:layer="layout" svg:width="1.361cm" svg:height="0.384cm" svg:x="10.248cm" svg:y="21.715cm">
          <draw:text-box>
            <text:p text:style-name="P1"><text:span text:style-name="T3">spelling,</text:span></text:p>
          </draw:text-box>
        </draw:frame>
        <draw:frame draw:style-name="gr5" draw:text-style-name="P2" draw:layer="layout" svg:width="1.958cm" svg:height="0.384cm" svg:x="10.248cm" svg:y="22.193cm">
          <draw:text-box>
            <text:p text:style-name="P1"><text:span text:style-name="T3">punctuation</text:span></text:p>
          </draw:text-box>
        </draw:frame>
        <draw:frame draw:style-name="gr5" draw:text-style-name="P2" draw:layer="layout" svg:width="0.616cm" svg:height="0.384cm" svg:x="10.248cm" svg:y="22.671cm">
          <draw:text-box>
            <text:p text:style-name="P1"><text:span text:style-name="T3">and</text:span></text:p>
          </draw:text-box>
        </draw:frame>
        <draw:frame draw:style-name="gr5" draw:text-style-name="P2" draw:layer="layout" svg:width="0.98cm" svg:height="0.384cm" svg:x="11.349cm" svg:y="22.671cm">
          <draw:text-box>
            <text:p text:style-name="P1"><text:span text:style-name="T3">gram-</text:span></text:p>
          </draw:text-box>
        </draw:frame>
        <draw:frame draw:style-name="gr5" draw:text-style-name="P2" draw:layer="layout" svg:width="0.654cm" svg:height="0.384cm" svg:x="10.248cm" svg:y="23.149cm">
          <draw:text-box>
            <text:p text:style-name="P1"><text:span text:style-name="T3">mar</text:span></text:p>
          </draw:text-box>
        </draw:frame>
        <draw:frame draw:style-name="gr5" draw:text-style-name="P2" draw:layer="layout" svg:width="1.255cm" svg:height="0.384cm" svg:x="11.096cm" svg:y="23.149cm">
          <draw:text-box>
            <text:p text:style-name="P1"><text:span text:style-name="T3">correct.</text:span></text:p>
          </draw:text-box>
        </draw:frame>
        <draw:frame draw:style-name="gr5" draw:text-style-name="P2" draw:layer="layout" svg:width="2cm" svg:height="0.384cm" svg:x="10.248cm" svg:y="23.627cm">
          <draw:text-box>
            <text:p text:style-name="P1"><text:span text:style-name="T3">Some errors</text:span></text:p>
          </draw:text-box>
        </draw:frame>
        <draw:line draw:style-name="gr2" draw:text-style-name="P3" draw:layer="layout" svg:x1="12.466cm" svg:y1="25.561cm" svg:x2="12.466cm" svg:y2="21.259cm">
          <text:p/>
        </draw:line>
        <draw:frame draw:style-name="gr1" draw:text-style-name="P2" draw:layer="layout" svg:width="1.573cm" svg:height="0.384cm" svg:x="10.248cm" svg:y="24.105cm">
          <draw:text-box>
            <text:p text:style-name="P1"><text:span text:style-name="T2">remain(1)</text:span></text:p>
          </draw:text-box>
        </draw:frame>
        <draw:frame draw:style-name="gr12" draw:text-style-name="P2" draw:layer="layout" svg:width="2.076cm" svg:height="0.384cm" svg:x="12.684cm" svg:y="21.237cm">
          <draw:text-box>
            <text:p text:style-name="P1"><text:span text:style-name="T2">Few spelling,</text:span></text:p>
          </draw:text-box>
        </draw:frame>
        <draw:frame draw:style-name="gr5" draw:text-style-name="P2" draw:layer="layout" svg:width="1.454cm" svg:height="0.384cm" svg:x="12.684cm" svg:y="21.715cm">
          <draw:text-box>
            <text:p text:style-name="P1"><text:span text:style-name="T3">punctua-</text:span></text:p>
          </draw:text-box>
        </draw:frame>
        <draw:frame draw:style-name="gr5" draw:text-style-name="P2" draw:layer="layout" svg:width="0.624cm" svg:height="0.384cm" svg:x="12.684cm" svg:y="22.193cm">
          <draw:text-box>
            <text:p text:style-name="P1"><text:span text:style-name="T3">tion</text:span></text:p>
          </draw:text-box>
        </draw:frame>
        <draw:frame draw:style-name="gr5" draw:text-style-name="P2" draw:layer="layout" svg:width="0.616cm" svg:height="0.384cm" svg:x="14.093cm" svg:y="22.193cm">
          <draw:text-box>
            <text:p text:style-name="P1"><text:span text:style-name="T3">and</text:span></text:p>
          </draw:text-box>
        </draw:frame>
        <draw:frame draw:style-name="gr10" draw:text-style-name="P2" draw:layer="layout" svg:width="2.059cm" svg:height="0.384cm" svg:x="12.684cm" svg:y="22.671cm">
          <draw:text-box>
            <text:p text:style-name="P1"><text:span text:style-name="T3">grammatical</text:span></text:p>
          </draw:text-box>
        </draw:frame>
        <draw:frame draw:style-name="gr5" draw:text-style-name="P2" draw:layer="layout" svg:width="2.038cm" svg:height="0.384cm" svg:x="12.684cm" svg:y="23.149cm">
          <draw:text-box>
            <text:p text:style-name="P1"><text:span text:style-name="T3">errors allow-</text:span></text:p>
          </draw:text-box>
        </draw:frame>
        <draw:frame draw:style-name="gr13" draw:text-style-name="P2" draw:layer="layout" svg:width="2.068cm" svg:height="0.384cm" svg:x="12.684cm" svg:y="23.627cm">
          <draw:text-box>
            <text:p text:style-name="P1"><text:span text:style-name="T2">ing reader to</text:span></text:p>
          </draw:text-box>
        </draw:frame>
        <draw:frame draw:style-name="gr5" draw:text-style-name="P2" draw:layer="layout" svg:width="1.924cm" svg:height="0.384cm" svg:x="12.684cm" svg:y="24.105cm">
          <draw:text-box>
            <text:p text:style-name="P1"><text:span text:style-name="T3">follow ideas</text:span></text:p>
          </draw:text-box>
        </draw:frame>
        <draw:line draw:style-name="gr2" draw:text-style-name="P3" draw:layer="layout" svg:x1="14.901cm" svg:y1="25.561cm" svg:x2="14.901cm" svg:y2="21.259cm">
          <text:p/>
        </draw:line>
        <draw:frame draw:style-name="gr1" draw:text-style-name="P2" draw:layer="layout" svg:width="1.915cm" svg:height="0.384cm" svg:x="12.684cm" svg:y="24.583cm">
          <draw:text-box>
            <text:p text:style-name="P1"><text:span text:style-name="T2">clearly (1.5)</text:span></text:p>
          </draw:text-box>
        </draw:frame>
        <draw:frame draw:style-name="gr5" draw:text-style-name="P2" draw:layer="layout" svg:width="1.92cm" svg:height="0.384cm" svg:x="15.12cm" svg:y="21.237cm">
          <draw:text-box>
            <text:p text:style-name="P1"><text:span text:style-name="T3">Assignment</text:span></text:p>
          </draw:text-box>
        </draw:frame>
        <draw:frame draw:style-name="gr5" draw:text-style-name="P2" draw:layer="layout" svg:width="0.392cm" svg:height="0.384cm" svg:x="15.12cm" svg:y="21.715cm">
          <draw:text-box>
            <text:p text:style-name="P1"><text:span text:style-name="T3">is</text:span></text:p>
          </draw:text-box>
        </draw:frame>
        <draw:frame draw:style-name="gr5" draw:text-style-name="P2" draw:layer="layout" svg:width="0.65cm" svg:height="0.384cm" svg:x="15.78cm" svg:y="21.715cm">
          <draw:text-box>
            <text:p text:style-name="P1"><text:span text:style-name="T3">free</text:span></text:p>
          </draw:text-box>
        </draw:frame>
        <draw:frame draw:style-name="gr5" draw:text-style-name="P2" draw:layer="layout" svg:width="0.392cm" svg:height="0.384cm" svg:x="16.8cm" svg:y="21.715cm">
          <draw:text-box>
            <text:p text:style-name="P1"><text:span text:style-name="T3">of</text:span></text:p>
          </draw:text-box>
        </draw:frame>
        <draw:frame draw:style-name="gr5" draw:text-style-name="P2" draw:layer="layout" svg:width="1.738cm" svg:height="0.384cm" svg:x="15.12cm" svg:y="22.193cm">
          <draw:text-box>
            <text:p text:style-name="P1"><text:span text:style-name="T3">distracting</text:span></text:p>
          </draw:text-box>
        </draw:frame>
        <draw:frame draw:style-name="gr5" draw:text-style-name="P2" draw:layer="layout" svg:width="1.361cm" svg:height="0.384cm" svg:x="15.12cm" svg:y="22.671cm">
          <draw:text-box>
            <text:p text:style-name="P1"><text:span text:style-name="T3">spelling,</text:span></text:p>
          </draw:text-box>
        </draw:frame>
        <draw:frame draw:style-name="gr5" draw:text-style-name="P2" draw:layer="layout" svg:width="1.454cm" svg:height="0.384cm" svg:x="15.12cm" svg:y="23.149cm">
          <draw:text-box>
            <text:p text:style-name="P1"><text:span text:style-name="T3">punctua-</text:span></text:p>
          </draw:text-box>
        </draw:frame>
        <draw:frame draw:style-name="gr5" draw:text-style-name="P2" draw:layer="layout" svg:width="0.624cm" svg:height="0.384cm" svg:x="15.12cm" svg:y="23.627cm">
          <draw:text-box>
            <text:p text:style-name="P1"><text:span text:style-name="T3">tion</text:span></text:p>
          </draw:text-box>
        </draw:frame>
        <draw:frame draw:style-name="gr5" draw:text-style-name="P2" draw:layer="layout" svg:width="0.616cm" svg:height="0.384cm" svg:x="16.529cm" svg:y="23.627cm">
          <draw:text-box>
            <text:p text:style-name="P1"><text:span text:style-name="T3">and</text:span></text:p>
          </draw:text-box>
        </draw:frame>
        <draw:frame draw:style-name="gr10" draw:text-style-name="P2" draw:layer="layout" svg:width="2.059cm" svg:height="0.384cm" svg:x="15.12cm" svg:y="24.105cm">
          <draw:text-box>
            <text:p text:style-name="P1"><text:span text:style-name="T3">grammatical</text:span></text:p>
          </draw:text-box>
        </draw:frame>
        <draw:line draw:style-name="gr2" draw:text-style-name="P3" draw:layer="layout" svg:x1="17.337cm" svg:y1="25.561cm" svg:x2="17.337cm" svg:y2="21.259cm">
          <text:p/>
        </draw:line>
        <draw:line draw:style-name="gr2" draw:text-style-name="P3" draw:layer="layout" svg:x1="2.715cm" svg:y1="25.568cm" svg:x2="17.344cm" svg:y2="25.568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1.399cm" svg:height="0.384cm" svg:x="15.12cm" svg:y="24.583cm">
          <draw:text-box>
            <text:p text:style-name="P1"><text:span text:style-name="T2">errors(2)</text:span></text:p>
          </draw:text-box>
        </draw:frame>
        <draw:frame draw:style-name="gr1" draw:text-style-name="P2" draw:layer="layout" svg:width="5.62cm" svg:height="0.384cm" svg:x="2.54cm" svg:y="26.184cm">
          <draw:text-box>
            <text:p text:style-name="P1"><text:span text:style-name="T1">Course title: Big Data Analytics</text:span></text:p>
          </draw:text-box>
        </draw:frame>
        <draw:frame draw:style-name="gr1" draw:text-style-name="P2" draw:layer="layout" svg:width="0.384cm" svg:height="0.384cm" svg:x="18.871cm" svg:y="26.184cm">
          <draw:text-box>
            <text:p text:style-name="P1"><text:span text:style-name="T2">1</text:span></text:p>
          </draw:text-box>
        </draw:frame>
        <draw:frame draw:style-name="gr14" draw:text-style-name="P5" draw:layer="layout" svg:width="5.334cm" svg:height="0.381cm" svg:x="7.199cm" svg:y="2.824cm">
          <draw:text-box>
            <text:p text:style-name="P4"><text:span text:style-name="T6">Tanmay Prashant Rane</text:span></text:p>
          </draw:text-box>
        </draw:frame>
        <draw:frame draw:style-name="gr14" draw:text-style-name="P5" draw:layer="layout" svg:width="1.905cm" svg:height="0.381cm" svg:x="16.597cm" svg:y="2.824cm">
          <draw:text-box>
            <text:p text:style-name="P4"><text:span text:style-name="T6">8031</text:span></text:p>
          </draw:text-box>
        </draw:frame>
        <draw:frame draw:style-name="gr14" draw:text-style-name="P5" draw:layer="layout" svg:width="0.889cm" svg:height="0.381cm" svg:x="7.326cm" svg:y="3.332cm">
          <draw:text-box>
            <text:p text:style-name="P4"><text:span text:style-name="T6">1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.391cm" svg:height="0.384cm" svg:x="2.891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891cm" svg:y1="1.848cm" svg:x2="19.401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1" draw:text-style-name="P2" draw:layer="layout" svg:width="8.24cm" svg:height="0.384cm" svg:x="10.531cm" svg:y="1.341cm">
          <draw:text-box>
            <text:p text:style-name="P1"><text:span text:style-name="T1">DEPARTMENT OF INFORMATION TECHNOLOGY</text:span></text:p>
          </draw:text-box>
        </draw:frame>
        <draw:line draw:style-name="gr2" draw:text-style-name="P3" draw:layer="layout" svg:x1="2.715cm" svg:y1="3.122cm" svg:x2="17.444cm" svg:y2="3.122cm">
          <text:p/>
        </draw:line>
        <draw:line draw:style-name="gr2" draw:text-style-name="P3" draw:layer="layout" svg:x1="2.722cm" svg:y1="3.607cm" svg:x2="2.722cm" svg:y2="3.129cm">
          <text:p/>
        </draw:line>
        <draw:frame draw:style-name="gr1" draw:text-style-name="P2" draw:layer="layout" svg:width="5.658cm" svg:height="0.384cm" svg:x="2.716cm" svg:y="2.633cm">
          <draw:text-box>
            <text:p text:style-name="P1"><text:span text:style-name="T1">Late submission details (if any)</text:span></text:p>
          </draw:text-box>
        </draw:frame>
        <draw:line draw:style-name="gr2" draw:text-style-name="P3" draw:layer="layout" svg:x1="7.592cm" svg:y1="3.607cm" svg:x2="7.592cm" svg:y2="3.129cm">
          <text:p/>
        </draw:line>
        <draw:frame draw:style-name="gr1" draw:text-style-name="P2" draw:layer="layout" svg:width="4.582cm" svg:height="0.384cm" svg:x="2.941cm" svg:y="3.107cm">
          <draw:text-box>
            <text:p text:style-name="P1"><text:span text:style-name="T2">Reason(s) of late submission</text:span></text:p>
          </draw:text-box>
        </draw:frame>
        <draw:line draw:style-name="gr2" draw:text-style-name="P3" draw:layer="layout" svg:x1="10.584cm" svg:y1="3.607cm" svg:x2="10.584cm" svg:y2="3.129cm">
          <text:p/>
        </draw:line>
        <draw:frame draw:style-name="gr1" draw:text-style-name="P2" draw:layer="layout" svg:width="2.644cm" svg:height="0.384cm" svg:x="7.81cm" svg:y="3.107cm">
          <draw:text-box>
            <text:p text:style-name="P1"><text:span text:style-name="T2">Submission date</text:span></text:p>
          </draw:text-box>
        </draw:frame>
        <draw:line draw:style-name="gr2" draw:text-style-name="P3" draw:layer="layout" svg:x1="14.667cm" svg:y1="3.607cm" svg:x2="14.667cm" svg:y2="3.129cm">
          <text:p/>
        </draw:line>
        <draw:frame draw:style-name="gr1" draw:text-style-name="P2" draw:layer="layout" svg:width="3.706cm" svg:height="0.384cm" svg:x="10.803cm" svg:y="3.107cm">
          <draw:text-box>
            <text:p text:style-name="P1"><text:span text:style-name="T2">Actual submission date</text:span></text:p>
          </draw:text-box>
        </draw:frame>
        <draw:line draw:style-name="gr2" draw:text-style-name="P3" draw:layer="layout" svg:x1="17.437cm" svg:y1="3.607cm" svg:x2="17.437cm" svg:y2="3.129cm">
          <text:p/>
        </draw:line>
        <draw:line draw:style-name="gr2" draw:text-style-name="P3" draw:layer="layout" svg:x1="2.715cm" svg:y1="3.614cm" svg:x2="17.444cm" svg:y2="3.614cm">
          <text:p/>
        </draw:line>
        <draw:line draw:style-name="gr2" draw:text-style-name="P3" draw:layer="layout" svg:x1="2.722cm" svg:y1="4.099cm" svg:x2="2.722cm" svg:y2="3.621cm">
          <text:p/>
        </draw:line>
        <draw:line draw:style-name="gr2" draw:text-style-name="P3" draw:layer="layout" svg:x1="7.592cm" svg:y1="4.099cm" svg:x2="7.592cm" svg:y2="3.621cm">
          <text:p/>
        </draw:line>
        <draw:line draw:style-name="gr2" draw:text-style-name="P3" draw:layer="layout" svg:x1="10.584cm" svg:y1="4.099cm" svg:x2="10.584cm" svg:y2="3.621cm">
          <text:p/>
        </draw:line>
        <draw:line draw:style-name="gr2" draw:text-style-name="P3" draw:layer="layout" svg:x1="14.667cm" svg:y1="4.099cm" svg:x2="14.667cm" svg:y2="3.621cm">
          <text:p/>
        </draw:line>
        <draw:line draw:style-name="gr2" draw:text-style-name="P3" draw:layer="layout" svg:x1="17.437cm" svg:y1="4.099cm" svg:x2="17.437cm" svg:y2="3.621cm">
          <text:p/>
        </draw:line>
        <draw:line draw:style-name="gr2" draw:text-style-name="P3" draw:layer="layout" svg:x1="2.715cm" svg:y1="4.106cm" svg:x2="17.444cm" svg:y2="4.106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2.385cm" svg:height="0.384cm" svg:x="14.886cm" svg:y="3.107cm">
          <draw:text-box>
            <text:p text:style-name="P1"><text:span text:style-name="T2">sign of student</text:span></text:p>
          </draw:text-box>
        </draw:frame>
        <draw:frame draw:style-name="gr1" draw:text-style-name="P2" draw:layer="layout" svg:width="5.62cm" svg:height="0.384cm" svg:x="2.891cm" svg:y="26.184cm">
          <draw:text-box>
            <text:p text:style-name="P1"><text:span text:style-name="T1">Course title: Big Data Analytics</text:span></text:p>
          </draw:text-box>
        </draw:frame>
        <draw:frame draw:style-name="gr1" draw:text-style-name="P2" draw:layer="layout" svg:width="0.384cm" svg:height="0.384cm" svg:x="19.223cm" svg:y="26.184cm">
          <draw:text-box>
            <text:p text:style-name="P1"><text:span text:style-name="T2">2</text:span></text:p>
          </draw:text-box>
        </draw:frame>
      </draw:page>
      <draw:page draw:name="page3" draw:style-name="dp1" draw:master-page-name="master-page3">
        <draw:frame draw:style-name="gr1" draw:text-style-name="P7" draw:layer="layout" svg:width="1.391cm" svg:height="0.384cm" svg:x="2.54cm" svg:y="1.341cm">
          <draw:text-box>
            <text:p text:style-name="P6"><text:span text:style-name="T7">FRCRCE</text:span></text:p>
          </draw:text-box>
        </draw:frame>
        <draw:line draw:style-name="gr2" draw:text-style-name="P8" draw:layer="layout" svg:x1="2.54cm" svg:y1="1.848cm" svg:x2="19.05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frame draw:style-name="gr1" draw:text-style-name="P7" draw:layer="layout" svg:width="8.24cm" svg:height="0.384cm" svg:x="10.18cm" svg:y="1.341cm">
          <draw:text-box>
            <text:p text:style-name="P6"><text:span text:style-name="T7">DEPARTMENT OF INFORMATION TECHNOLOGY</text:span></text:p>
          </draw:text-box>
        </draw:frame>
        <draw:frame draw:style-name="gr15" draw:text-style-name="P9" draw:layer="layout" svg:width="4.879cm" svg:height="0.873cm" svg:x="8.283cm" svg:y="2.494cm">
          <draw:text-box>
            <text:p text:style-name="P6"><text:span text:style-name="T8">Assignment 1</text:span></text:p>
          </draw:text-box>
        </draw:frame>
        <draw:frame draw:style-name="gr15" draw:text-style-name="P11" draw:layer="layout" svg:width="14.12cm" svg:height="0.873cm" svg:x="3.158cm" svg:y="3.362cm">
          <draw:text-box>
            <text:p text:style-name="P10"><text:span text:style-name="T8">Assignment on Introduction to big </text:span><text:span text:style-name="T8">data</text:span></text:p>
          </draw:text-box>
        </draw:frame>
        <draw:frame draw:style-name="gr1" draw:text-style-name="P13" draw:layer="layout" svg:width="5.484cm" svg:height="0.412cm" svg:x="8.105cm" svg:y="4.772cm">
          <draw:text-box>
            <text:p text:style-name="P12"><text:span text:style-name="T9">Course title: Big Data Analytics</text:span></text:p>
          </draw:text-box>
        </draw:frame>
        <draw:frame draw:style-name="gr1" draw:text-style-name="P13" draw:layer="layout" svg:width="4.333cm" svg:height="0.412cm" svg:x="9.007cm" svg:y="5.25cm">
          <draw:text-box>
            <text:p text:style-name="P12"><text:span text:style-name="T9">Course term: 2019-2020</text:span></text:p>
          </draw:text-box>
        </draw:frame>
        <draw:line draw:style-name="gr2" draw:text-style-name="P8" draw:layer="layout" svg:x1="2.715cm" svg:y1="6.511cm" svg:x2="19.225cm" svg:y2="6.511cm">
          <text:p/>
        </draw:line>
        <draw:frame draw:style-name="gr1" draw:text-style-name="P13" draw:layer="layout" svg:width="6.068cm" svg:height="0.412cm" svg:x="7.847cm" svg:y="5.728cm">
          <draw:text-box>
            <text:p text:style-name="P12"><text:span text:style-name="T9">Instructor name: Saurabh Kulkarni</text:span></text:p>
          </draw:text-box>
        </draw:frame>
        <draw:line draw:style-name="gr2" draw:text-style-name="P8" draw:layer="layout" svg:x1="2.715cm" svg:y1="7.291cm" svg:x2="19.225cm" svg:y2="7.291cm">
          <text:p/>
        </draw:line>
        <draw:frame draw:style-name="gr1" draw:text-style-name="P7" draw:layer="layout" svg:width="13.849cm" svg:height="0.412cm" svg:x="2.716cm" svg:y="6.636cm">
          <draw:text-box>
            <text:p text:style-name="P6"><text:span text:style-name="T10">Q.1.Explain with a case study, a trend of big data in Telecom </text:span><text:span text:style-name="T10">industry</text:span></text:p>
          </draw:text-box>
        </draw:fram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0.92cm" svg:height="0.446cm" svg:x="2.702cm" svg:y="7.397cm">
          <draw:text-box>
            <text:p text:style-name="P6"><text:span text:style-name="T11">Ans</text:span><text:span text:style-name="T12">:</text:span></text:p>
          </draw:text-box>
        </draw:frame>
        <draw:frame draw:style-name="gr1" draw:text-style-name="P7" draw:layer="layout" svg:width="6.809cm" svg:height="0.446cm" svg:x="2.54cm" svg:y="26.184cm">
          <draw:text-box>
            <text:p text:style-name="P6"><text:span text:style-name="T12">Course title: Big Data Analytics</text:span></text:p>
          </draw:text-box>
        </draw:frame>
        <draw:frame draw:style-name="gr1" draw:text-style-name="P7" draw:layer="layout" svg:width="0.384cm" svg:height="0.446cm" svg:x="18.871cm" svg:y="26.184cm">
          <draw:text-box>
            <text:p text:style-name="P6"><text:span text:style-name="T13">3</text:span></text:p>
          </draw:text-box>
        </draw:frame>
        <draw:frame draw:style-name="gr16" draw:text-style-name="P16" draw:layer="layout" svg:width="16.637cm" svg:height="19.451cm" svg:x="2.627cm" svg:y="7.777cm">
          <draw:text-box>
            <text:p text:style-name="P14"><text:span text:style-name="T14">This is a case study about MAPR’s guide for big data in telecommunication</text:span></text:p>
            <text:p text:style-name="P14"><text:span text:style-name="T14"/></text:p>
            <text:p text:style-name="P14"><text:span text:style-name="T14">The Motivation for Big Data:</text:span></text:p>
            <text:p text:style-name="P14"><text:span text:style-name="T14"/></text:p>
            <text:p text:style-name="P15"><text:span text:style-name="T15">With the rapid expansion of smart phones and other connected mobile devices, </text:span><text:span text:style-name="T15">communications service providers (CSPs) need to rapidly process, store, and derive insights </text:span><text:span text:style-name="T15">from the diverse volume of data travelling across their networks. Big data analytics can help </text:span><text:span text:style-name="T15">CSPs improve profitability by optimizing network services/usage, enhancing customer </text:span><text:span text:style-name="T15">experience, and improving security. According to McKinsey, the potential for Telcos to profit </text:span><text:span text:style-name="T15">from applying data science effectively is substantial. Examples include:</text:span></text:p>
            <text:p text:style-name="P15"><text:span text:style-name="T15"/></text:p>
            <text:list text:style-name="L1">
              <text:list-item>
                <text:p text:style-name="P15"><text:span text:style-name="T15">Predicting the periods of heaviest network usage, and targeting steps to relieve </text:span><text:span text:style-name="T15">congestion</text:span></text:p>
                <text:p text:style-name="P15"><text:span text:style-name="T15"/></text:p>
              </text:list-item>
              <text:list-item>
                <text:p text:style-name="P15"><text:span text:style-name="T15">Identifying the customers most likely to defect, and targeting steps to prevent churn</text:span></text:p>
                <text:p text:style-name="P15"><text:span text:style-name="T15"/></text:p>
              </text:list-item>
              <text:list-item>
                <text:p text:style-name="P15"><text:span text:style-name="T15">Identifying the customers most likely to have problems paying bills, and targeting steps </text:span><text:span text:style-name="T15">to improve the recovery of payments.</text:span></text:p>
              </text:list-item>
            </text:list>
            <text:p text:style-name="P15"><text:span text:style-name="T15"/></text:p>
            <text:p text:style-name="P15"><text:span text:style-name="T14"/></text:p>
            <text:p text:style-name="P15"><text:span text:style-name="T14">Data-Driven Improvement of Services or Product</text:span></text:p>
            <text:p text:style-name="P15"><text:span text:style-name="T15"/></text:p>
            <text:p text:style-name="P15"><text:span text:style-name="T15">Telecoms need to share data between cell towers, users and processing centers and due to the </text:span><text:span text:style-name="T15">sheer volume of this data, it is important to process it near the source and then efficiently </text:span><text:span text:style-name="T15">transfer it to various data centers for further use. MapR Event Store, a new distributed </text:span><text:span text:style-name="T15">messaging system, is uniquely effective to transport huge amounts of data and to make this </text:span><text:span text:style-name="T15">data available with reliable geo-distributed replication across multiple data centers. With </text:span><text:span text:style-name="T15">MapR Event Store, they can replicate streams in a master-slave, many-to-one, or multi-master </text:span><text:span text:style-name="T15">configuration between thousands of geographically distributed clusters.</text:span></text:p>
            <text:p text:style-name="P15"><text:span text:style-name="T15"/></text:p>
            <text:p text:style-name="P15"><text:span text:style-name="T14"/></text:p>
            <text:p text:style-name="P15"><text:span text:style-name="T14">Big Data Use Cases In Telecom</text:span></text:p>
            <text:p text:style-name="P15"><text:span text:style-name="T14"/></text:p>
            <text:p text:style-name="P15"><text:span text:style-name="T15">Telecommunication companies collect massive amounts of data from call detail records, </text:span><text:span text:style-name="T15">mobile phone usage, network equipment, server logs, billing, and social networks, providing </text:span><text:span text:style-name="T15">lots of information about their customers and network, but how can telecom companies use </text:span><text:span text:style-name="T15">this data to improve their business?</text:span></text:p>
            <text:p text:style-name="P15"><text:span text:style-name="T15"/></text:p>
            <text:p text:style-name="P15"><text:span text:style-name="T15">Most telecom use cases fall into these main </text:span><text:span text:style-name="T16">categories</text:span><text:span text:style-name="T15">: </text:span><text:span text:style-name="T17">customer acquisition and retention, </text:span><text:span text:style-name="T17">network services optimization, and security.</text:span></text:p>
            <text:p text:style-name="P15"><text:span text:style-name="T17"/></text:p>
            <text:p text:style-name="P15"><text:span text:style-name="T18">BEFORE</text:span></text:p>
            <text:p text:style-name="P15"><text:span text:style-name="T19"/></text:p>
            <text:p text:style-name="P15"><text:span text:style-name="T19">Before, the customer was using FTP to transfer data from antennas to regional data centers and </text:span><text:span text:style-name="T19">to the HQ Central Data center, but the FTP transfer meant extreme latency throughout the data </text:span><text:span text:style-name="T19">pipeline.</text:span></text:p>
            <text:p text:style-name="P15"><text:span text:style-name="T19"/></text:p>
            <text:p text:style-name="P15"><text:span text:style-name="T19"/></text:p>
            <text:p text:style-name="P15"><text:span text:style-name="T17"/></text:p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/></text:p>
          </draw:text-box>
        </draw:frame>
      </draw:page>
      <draw:page draw:name="page4" draw:style-name="dp1" draw:master-page-name="master-page3">
        <draw:frame draw:style-name="gr1" draw:text-style-name="P7" draw:layer="layout" svg:width="1.687cm" svg:height="0.446cm" svg:x="2.891cm" svg:y="1.341cm">
          <draw:text-box>
            <text:p text:style-name="P6"><text:span text:style-name="T12">FRCRCE</text:span></text:p>
          </draw:text-box>
        </draw:frame>
        <draw:line draw:style-name="gr2" draw:text-style-name="P8" draw:layer="layout" svg:x1="2.891cm" svg:y1="1.848cm" svg:x2="19.401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9.984cm" svg:height="0.446cm" svg:x="10.531cm" svg:y="1.341cm">
          <draw:text-box>
            <text:p text:style-name="P6"><text:span text:style-name="T12">DEPARTMENT OF INFORMATION TECHNOLOGY</text:span></text:p>
          </draw:text-box>
        </draw:frame>
        <draw:frame draw:style-name="gr1" draw:text-style-name="P7" draw:layer="layout" svg:width="6.809cm" svg:height="0.446cm" svg:x="2.891cm" svg:y="26.184cm">
          <draw:text-box>
            <text:p text:style-name="P6"><text:span text:style-name="T12">Course title: Big Data Analytics</text:span></text:p>
          </draw:text-box>
        </draw:frame>
        <draw:frame draw:style-name="gr1" draw:text-style-name="P7" draw:layer="layout" svg:width="0.384cm" svg:height="0.446cm" svg:x="19.223cm" svg:y="26.184cm">
          <draw:text-box>
            <text:p text:style-name="P6"><text:span text:style-name="T13">4</text:span></text:p>
          </draw:text-box>
        </draw:frame>
        <draw:frame draw:style-name="gr17" draw:text-style-name="P18" draw:layer="layout" svg:width="16.383cm" svg:height="23.341cm" svg:x="2.754cm" svg:y="2.697cm">
          <draw:text-box>
            <text:p text:style-name="P17"><text:span text:style-name="T14">AFTER</text:span></text:p>
            <text:p text:style-name="P17"><text:span text:style-name="T20"/></text:p>
            <text:p text:style-name="P17"><text:span text:style-name="T20">Now data is collected at regional data centers with MapR Event Store and made available in </text:span><text:span text:style-name="T20">real time to regional dashboards.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>MapR Event Store Topics at regional data centers are replicated in a many-to-one </text:span><text:span text:style-name="T20">configuration to the HQ Central Data Center, making events available in real time to the HQ </text:span><text:span text:style-name="T20">dashboard. This means they can now monitor global performance and react fast enough to </text:span><text:span text:style-name="T20">improve customer services.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>Being able to process high throughput geo-distributed events in real time enables:</text:span></text:p>
            <text:p text:style-name="P17"><text:span text:style-name="T20"/></text:p>
            <text:p text:style-name="P17"><text:span text:style-name="T20">Understanding how and where service issues are trending and how that is affecting customers.</text:span></text:p>
            <text:p text:style-name="P17"><text:span text:style-name="T20">Crowd-based antenna optimization: Monitor quickly changing network usage patterns, and </text:span><text:span text:style-name="T20">reconfigure network support to handle short-term surges, such as heavy usage near a stadium </text:span><text:span text:style-name="T20">during a sporting event.</text:span></text:p>
            <text:p text:style-name="P17"><text:span text:style-name="T14"/></text:p>
            <text:p text:style-name="P17"><text:span text:style-name="T14">Optimizing Services with Equipment Monitoring, Capacity Planning, and Preventative </text:span><text:span text:style-name="T14">Maintenance:</text:span></text:p>
            <text:list text:style-name="L2">
              <text:list-item>
                <text:p text:style-name="P17"><text:span text:style-name="T20">Dropped calls</text:span></text:p>
              </text:list-item>
              <text:list-item>
                <text:p text:style-name="P17"><text:span text:style-name="T20">Lack of network coverage, resulting in poor customer experience</text:span></text:p>
              </text:list-item>
              <text:list-item>
                <text:p text:style-name="P17"><text:span text:style-name="T20">Bandwidth issues</text:span></text:p>
              </text:list-item>
              <text:list-item>
                <text:p text:style-name="P17"><text:span text:style-name="T20">Poor download times</text:span></text:p>
              </text:list-item>
              <text:list-item>
                <text:p text:style-name="P17"><text:span text:style-name="T20">Inordinate service wait times</text:span></text:p>
              </text:list-item>
              <text:list-item>
                <text:p text:style-name="P17"><text:span text:style-name="T20">Switching, frequency utilization, capacity use</text:span></text:p>
              </text:list-item>
              <text:list-item>
                <text:p text:style-name="P17"><text:span text:style-name="T20">Analyzing these events in real time is the key to timely insights on network services in </text:span><text:span text:style-name="T20">order to improve customer satisfaction.</text:span></text:p>
              </text:list-item>
            </text:list>
            <text:p text:style-name="P17"><text:span text:style-name="T20"/></text:p>
            <text:p text:style-name="P17"><text:span text:style-name="T14">Threat Detection</text:span></text:p>
            <text:p text:style-name="P17"><text:span text:style-name="T14"/></text:p>
            <text:p text:style-name="P17"><text:span text:style-name="T20">Solutionary, a subsidiary of NTT Group, is a leader in Managed Security Services. They </text:span><text:span text:style-name="T20">provide Threat Intelligence, Incident Response, Compliance and Vulnerability Management </text:span><text:span text:style-name="T20">as a service to their clients. Their platform collects and correlates vast amounts of data from </text:span><text:span text:style-name="T20">logs, endpoints, firewalls, and network devices.</text:span></text:p>
            <text:p text:style-name="P17"><text:span text:style-name="T20"/></text:p>
            <text:p text:style-name="P17"><text:span text:style-name="T20">They needed to improve scalability as the data volume grew, but it was cost-prohibitive with </text:span><text:span text:style-name="T20">their existing Oracle database solution. The old solution could not process the unstructured </text:span><text:span text:style-name="T20">log data at scale and there were also major performance issues.</text:span></text:p>
            <text:p text:style-name="P17"><text:span text:style-name="T20"/></text:p>
            <text:p text:style-name="P17"><text:span text:style-name="T20">They replaced their RDBMS solution with the MapR Data Platform to achieve scalability </text:span><text:span text:style-name="T20">while still meeting reliability requirements. Their new solution combines machine learning </text:span><text:span text:style-name="T20">algorithms, complex event processing, and predictive analytics to detect real-time security </text:span><text:span text:style-name="T20">threats.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>All of the components of the use case architectures we just discussed can run on the same </text:span><text:span text:style-name="T20">cluster with the MapR Data Platform, which provides advantages such as:</text:span></text:p>
            <text:p text:style-name="P17"><text:span text:style-name="T20"/></text:p>
            <text:list text:style-name="L3">
              <text:list-item>
                <text:p text:style-name="P17"><text:span text:style-name="T20">Less complexity, fewer moving parts, fewer things to manage: converging multiple </text:span><text:span text:style-name="T20">clusters for Streams/HBase/Spark/Hadoop into one cluster.</text:span></text:p>
              </text:list-item>
              <text:list-item>
                <text:p text:style-name="P17"><text:span text:style-name="T20">"Joining" data sources into one core data mediation platform so that applications </text:span><text:span text:style-name="T20">consume data in an easier way.</text:span></text:p>
              </text:list-item>
              <text:list-item>
                <text:p text:style-name="P17"><text:span text:style-name="T20">Unified security.</text:span></text:p>
              </text:list-item>
              <text:list-item>
                <text:p text:style-name="P17"><text:span text:style-name="T20">High reliability and high availability, replication from datacenter to datacenter</text:span></text:p>
              </text:list-item>
              <text:list-item>
                <text:p text:style-name="P17"><text:span text:style-name="T20">Multi-tenancy: MapR Event Store is able to have essentially unlimited topics for lots of </text:span><text:span text:style-name="T20">tenants.</text:span></text:p>
              </text:list-item>
            </text:list>
            <text:p text:style-name="P17"><text:span text:style-name="T20"/></text:p>
            <text:p text:style-name="P17"><text:span text:style-name="T20">The use cases we just went over showed how telecom companies can not only address these </text:span><text:span text:style-name="T20">requirements, but also profit from the huge amount of information in their data to improve </text:span><text:span text:style-name="T20">their business.</text:span></text:p>
            <text:list text:style-name="L2">
              <text:list-header>
                <text:p text:style-name="P17"><text:span text:style-name="T20"/></text:p>
              </text:list-header>
            </text:list>
            <text:p text:style-name="P17"><text:span text:style-name="T20"/></text:p>
          </draw:text-box>
        </draw:frame>
      </draw:page>
      <draw:page draw:name="page5" draw:style-name="dp1" draw:master-page-name="master-page3">
        <draw:frame draw:style-name="gr1" draw:text-style-name="P7" draw:layer="layout" svg:width="1.687cm" svg:height="0.446cm" svg:x="2.54cm" svg:y="1.341cm">
          <draw:text-box>
            <text:p text:style-name="P6"><text:span text:style-name="T12">FRCRCE</text:span></text:p>
          </draw:text-box>
        </draw:frame>
        <draw:line draw:style-name="gr2" draw:text-style-name="P8" draw:layer="layout" svg:x1="2.54cm" svg:y1="1.848cm" svg:x2="19.05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frame draw:style-name="gr1" draw:text-style-name="P7" draw:layer="layout" svg:width="9.984cm" svg:height="0.446cm" svg:x="10.18cm" svg:y="1.341cm">
          <draw:text-box>
            <text:p text:style-name="P6"><text:span text:style-name="T12">DEPARTMENT OF INFORMATION TECHNOLOGY</text:span></text:p>
          </draw:text-box>
        </draw:frame>
        <draw:line draw:style-name="gr2" draw:text-style-name="P8" draw:layer="layout" svg:x1="2.715cm" svg:y1="3.2cm" svg:x2="19.225cm" svg:y2="3.2cm">
          <text:p/>
        </draw:line>
        <draw:frame draw:style-name="gr1" draw:text-style-name="P7" draw:layer="layout" svg:width="14.819cm" svg:height="0.433cm" svg:x="2.716cm" svg:y="2.745cm">
          <draw:text-box>
            <text:p text:style-name="P6"><text:span text:style-name="T11">Q.2 Explain with a case study, a trend of big data in Health Care </text:span><text:span text:style-name="T11">sector</text:span></text:p>
          </draw:text-box>
        </draw:fram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0.916cm" svg:height="0.433cm" svg:x="2.702cm" svg:y="3.307cm">
          <draw:text-box>
            <text:p text:style-name="P6"><text:span text:style-name="T11">Ans:</text:span></text:p>
          </draw:text-box>
        </draw:frame>
        <draw:frame draw:style-name="gr1" draw:text-style-name="P7" draw:layer="layout" svg:width="6.809cm" svg:height="0.446cm" svg:x="2.54cm" svg:y="26.184cm">
          <draw:text-box>
            <text:p text:style-name="P6"><text:span text:style-name="T12">Course title: Big Data Analytics</text:span></text:p>
          </draw:text-box>
        </draw:frame>
        <draw:frame draw:style-name="gr1" draw:text-style-name="P7" draw:layer="layout" svg:width="0.384cm" svg:height="0.446cm" svg:x="18.871cm" svg:y="26.184cm">
          <draw:text-box>
            <text:p text:style-name="P6"><text:span text:style-name="T13">5</text:span></text:p>
          </draw:text-box>
        </draw:frame>
        <draw:frame draw:style-name="gr18" draw:text-style-name="P18" draw:layer="layout" svg:width="16.51cm" svg:height="21.844cm" svg:x="2.754cm" svg:y="3.713cm">
          <draw:text-box>
            <text:p text:style-name="P17"><text:span text:style-name="T20">Average human lifespan is increasing along world population, which poses new challenges to </text:span><text:span text:style-name="T20">today’s treatment delivery methods. Health professionals, just like business entrepreneurs, are </text:span><text:span text:style-name="T20">capable of collecting massive amounts of data and look for best strategies to use these </text:span><text:span text:style-name="T20">numbers.</text:span></text:p>
            <text:p text:style-name="P17"><text:span text:style-name="T20"/></text:p>
            <text:p text:style-name="P17"><text:span text:style-name="T14">What Is Big Data In Healthcare?</text:span></text:p>
            <text:p text:style-name="P17"><text:span text:style-name="T14"/></text:p>
            <text:p text:style-name="P17"><text:span text:style-name="T15">The application of big data analytics in healthcare has a lot of positive and also life-saving </text:span><text:span text:style-name="T15">outcomes. Big data refers to the vast quantities of information created by the digitization of </text:span><text:span text:style-name="T15">everything, that gets consolidated and analyzed by specific technologies. Applied to </text:span><text:span text:style-name="T15">healthcare, it will use specific health data of a population (or of a particular individual) and </text:span><text:span text:style-name="T15">potentially help to prevent epidemics, cure disease, cut down costs, etc.</text:span></text:p>
            <text:p text:style-name="P17"><text:span text:style-name="T15"/></text:p>
            <text:p text:style-name="P17"><text:span text:style-name="T15">Now that we live longer, treatment models have changed and many of these changes are </text:span><text:span text:style-name="T15">namely driven by data. Doctors want to understand as much as they can about a patient and as </text:span><text:span text:style-name="T15">early in their life as possible, to pick up warning signs of serious illness as they arise – </text:span><text:span text:style-name="T15">treating any disease at an early stage is far more simple and less expensive. With healthcare </text:span><text:span text:style-name="T15">data analytics, prevention is better than cure and managing to draw a comprehensive picture </text:span><text:span text:style-name="T15">of a patient will let insurances provide a tailored package. This is the industry’s attempt to </text:span><text:span text:style-name="T15">tackle the siloes problems a patient’s data has: everywhere are collected bits and bites of it </text:span><text:span text:style-name="T15">and archived in hospitals, clinics, surgeries, etc., with the impossibility to communicate </text:span><text:span text:style-name="T15">properly.</text:span></text:p>
            <text:p text:style-name="P17"><text:span text:style-name="T15"/></text:p>
            <text:p text:style-name="P17"><text:span text:style-name="T15">Indeed, for years gathering huge amounts of data for medical use has been costly and time-</text:span><text:span text:style-name="T15">consuming. With today’s always-improving technologies, it becomes easier not only to </text:span><text:span text:style-name="T15">collect such data but also to convert it into relevant critical insights, that can then be used to </text:span><text:span text:style-name="T15">provide better care. This is the purpose of healthcare data analytics: using data-driven </text:span><text:span text:style-name="T15">findings to predict and solve a problem before it is too late, but also assess methods and </text:span><text:span text:style-name="T15">treatments faster, keep better track of inventory, involve patients more in their own health and </text:span><text:span text:style-name="T15">empower them with the tools to do so.</text:span></text:p>
            <text:p text:style-name="P17"><text:span text:style-name="T15"/></text:p>
            <text:p text:style-name="P17"><text:span text:style-name="T15"/></text:p>
            <text:p text:style-name="P17"><text:span text:style-name="T14">Why We Need Big Data Analytics In Healthcare</text:span></text:p>
            <text:p text:style-name="P17"><text:span text:style-name="T14"/></text:p>
            <text:p text:style-name="P17"><text:span text:style-name="T15">There’s a huge need for big data in healthcare as well, due to rising costs in nations like the </text:span><text:span text:style-name="T15">United States. As a McKinsey report states, “After more than 20 years of steady increases, </text:span><text:span text:style-name="T15">healthcare expenses now represent 17.6 percent of GDP —nearly $600 billion more than the </text:span><text:span text:style-name="T15">expected benchmark for a nation of the United States’s size and wealth.”</text:span></text:p>
            <text:p text:style-name="P17"><text:span text:style-name="T15"/></text:p>
            <text:p text:style-name="P17"><text:span text:style-name="T15">In other words, costs are much higher than they should be, and they have been rising for the </text:span><text:span text:style-name="T15">past 20 years. Clearly, we are in need of some smart, data-driven thinking in this area. And </text:span><text:span text:style-name="T15">current incentives are changing as well: many insurance companies are switching from fee-</text:span><text:span text:style-name="T15">for-service plans (which reward using expensive and sometimes unnecessary treatments and </text:span><text:span text:style-name="T15">treating large amounts of patients quickly) to plans that prioritize patient outcomes</text:span></text:p>
            <text:p text:style-name="P17"><text:span text:style-name="T15"/></text:p>
            <text:p text:style-name="P17"><text:span text:style-name="T15">As the authors of the popular Freakonomics books have argued, financial incentives matter – </text:span><text:span text:style-name="T15">and incentives that prioritize patients health over treating large amounts of patients are a </text:span><text:span text:style-name="T15">good thing. Why does this matter?</text:span></text:p>
            <text:p text:style-name="P17"><text:span text:style-name="T15"/></text:p>
            <text:p text:style-name="P17"><text:span text:style-name="T15">Well, in the previous scheme, healthcare providers had no direct incentive to share patient </text:span><text:span text:style-name="T15">information with one another, which had made it harder to utilize the power of analytics. Now </text:span><text:span text:style-name="T15">that more of them are getting paid based on patient outcomes, they have a financial incentive </text:span><text:span text:style-name="T15">to share data that can be used to improve the lives of patients while cutting costs for insurance </text:span><text:span text:style-name="T15">companies.</text:span></text:p>
            <text:p text:style-name="P17"><text:span text:style-name="T15"/></text:p>
            <text:p text:style-name="P17"><text:span text:style-name="T15">Finally, physician decisions are becoming more and more evidence-based, meaning that they </text:span><text:span text:style-name="T15">rely on large swathes of research and clinical data as opposed to solely their schooling and </text:span><text:span text:style-name="T15">professional opinion. As in many other industries, data gathering and management is getting </text:span><text:span text:style-name="T15">bigger, and professionals need help in the matter. </text:span></text:p>
            <text:p text:style-name="P17"><text:span text:style-name="T15"/></text:p>
            <text:p text:style-name="P17"><text:span text:style-name="T15"/></text:p>
          </draw:text-box>
        </draw:frame>
      </draw:page>
      <draw:page draw:name="page6" draw:style-name="dp1" draw:master-page-name="master-page3">
        <draw:frame draw:style-name="gr1" draw:text-style-name="P7" draw:layer="layout" svg:width="1.687cm" svg:height="0.446cm" svg:x="2.891cm" svg:y="1.341cm">
          <draw:text-box>
            <text:p text:style-name="P6"><text:span text:style-name="T12">FRCRCE</text:span></text:p>
          </draw:text-box>
        </draw:frame>
        <draw:line draw:style-name="gr2" draw:text-style-name="P8" draw:layer="layout" svg:x1="2.891cm" svg:y1="1.848cm" svg:x2="19.401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9.984cm" svg:height="0.446cm" svg:x="10.531cm" svg:y="1.341cm">
          <draw:text-box>
            <text:p text:style-name="P6"><text:span text:style-name="T12">DEPARTMENT OF INFORMATION TECHNOLOGY</text:span></text:p>
          </draw:text-box>
        </draw:frame>
        <draw:frame draw:style-name="gr1" draw:text-style-name="P7" draw:layer="layout" svg:width="6.809cm" svg:height="0.446cm" svg:x="2.891cm" svg:y="26.184cm">
          <draw:text-box>
            <text:p text:style-name="P6"><text:span text:style-name="T12">Course title: Big Data Analytics</text:span></text:p>
          </draw:text-box>
        </draw:frame>
        <draw:frame draw:style-name="gr1" draw:text-style-name="P7" draw:layer="layout" svg:width="0.384cm" svg:height="0.446cm" svg:x="19.223cm" svg:y="26.184cm">
          <draw:text-box>
            <text:p text:style-name="P6"><text:span text:style-name="T13">6</text:span></text:p>
          </draw:text-box>
        </draw:frame>
        <draw:frame draw:style-name="gr17" draw:text-style-name="P20" draw:layer="layout" svg:width="16.51cm" svg:height="22.86cm" svg:x="2.627cm" svg:y="2.697cm">
          <draw:text-box>
            <text:p text:style-name="P19"><text:span text:style-name="T20"/></text:p>
            <text:p text:style-name="P19"><text:span text:style-name="T14">Obstacles To A Widespread Big Data Healthcare</text:span></text:p>
            <text:p text:style-name="P19"><text:span text:style-name="T20"/></text:p>
            <text:p text:style-name="P19"><text:span text:style-name="T20">One of the biggest hurdles standing in the way to use big data in medicine is how medical data is </text:span><text:span text:style-name="T20">spread across many sources governed by different states, hospitals, and administrative </text:span><text:span text:style-name="T20">departments. Integration of these data sources would require developing a new infrastructure </text:span><text:span text:style-name="T20">where all data providers collaborate with each other.</text:span></text:p>
            <text:p text:style-name="P19"><text:span text:style-name="T20"/></text:p>
            <text:p text:style-name="P19"><text:span text:style-name="T20">Equally important is implementing new online reporting software and business intelligence </text:span><text:span text:style-name="T20">strategy. Healthcare needs to catch up with other industries that have already moved from </text:span><text:span text:style-name="T20">standard regression-based methods to more future-oriented like predictive analytics, machine </text:span><text:span text:style-name="T20">learning, and graph analytics.</text:span></text:p>
            <text:p text:style-name="P19"><text:span text:style-name="T20"/></text:p>
            <text:p text:style-name="P19"><text:span text:style-name="T14">Applications of Big data in Healthcare</text:span></text:p>
            <text:p text:style-name="P19"><text:span text:style-name="T14"/></text:p>
            <text:p text:style-name="P19"><text:span text:style-name="T14">1) Patients Predictions For An Improved Staffing: </text:span><text:span text:style-name="T15">One of they key data sets is 10 years’ worth </text:span><text:span text:style-name="T15">of hospital admissions records, which data scientists crunched using “time series analysis” </text:span><text:span text:style-name="T15">techniques. These analyses allowed the researchers to see relevant patterns in admission rates. </text:span><text:span text:style-name="T15">Then, they could use machine learning to find the most accurate algorithms that predicted future </text:span><text:span text:style-name="T15">admissions trends.</text:span></text:p>
            <text:p text:style-name="P19"><text:span text:style-name="T15"/></text:p>
            <text:p text:style-name="P19"><text:span text:style-name="T14">2) Electronic Health Records (EHRs): </text:span><text:span text:style-name="T15">The integrated system has improved outcomes in </text:span><text:span text:style-name="T15">cardiovascular disease and achieved an estimated $1 billion in savings from reduced office visits </text:span><text:span text:style-name="T15">and lab tests.</text:span></text:p>
            <text:p text:style-name="P19"><text:span text:style-name="T15"/></text:p>
            <text:p text:style-name="P19"><text:span text:style-name="T14">3) Real-Time Alerting: </text:span><text:span text:style-name="T15">In hospitals, Clinical Decision Support (CDS) software analyzes medical </text:span><text:span text:style-name="T15">data on the spot, providing health practitioners with advice as they make prescriptive decisions.</text:span></text:p>
            <text:p text:style-name="P19"><text:span text:style-name="T15">For example, if a patient’s blood pressure increases alarmingly, the system will send an alert in </text:span><text:span text:style-name="T15">real time to the doctor who will then take action to reach the patient and administer measures to </text:span><text:span text:style-name="T15">lower the pressure.</text:span></text:p>
            <text:p text:style-name="P19"><text:span text:style-name="T15">Another example is that of Asthmapolis, which has started to use inhalers with GPS-enabled </text:span><text:span text:style-name="T15">trackers in order to identify asthma trends both on an individual level and looking at larger </text:span><text:span text:style-name="T15">populations. This data is being used in conjunction with data from the CDC in order to develop </text:span><text:span text:style-name="T15">better treatment plans for asthmatics.</text:span></text:p>
            <text:p text:style-name="P19"><text:span text:style-name="T15"/></text:p>
            <text:p text:style-name="P19"><text:span text:style-name="T14">4) Using Health Data For Informed Strategic Planning: </text:span><text:span text:style-name="T15">The use of big data in healthcare </text:span><text:span text:style-name="T15">allows for strategic planning thanks to better insights into people’s motivations. Care mangers </text:span><text:span text:style-name="T15">can analyze check-up results among people in different demographic groups and identify what </text:span><text:span text:style-name="T15">factors discourage people from taking up treatment.</text:span></text:p>
            <text:p text:style-name="P19"><text:span text:style-name="T15"/></text:p>
            <text:p text:style-name="P19"><text:span text:style-name="T15">University of Florida made use of Google Maps and free public health data to prepare heat maps </text:span><text:span text:style-name="T15">targeted at multiple issues, such as population growth and chronic diseases. Subsequently, </text:span><text:span text:style-name="T15">academics compared this data with the availability of medical services in most heated areas. The </text:span><text:span text:style-name="T15">insights gleaned from this allowed them to review their delivery strategy and add more care units </text:span><text:span text:style-name="T15">to most problematic areas.</text:span></text:p>
            <text:p text:style-name="P19"><text:span text:style-name="T15"/></text:p>
            <text:p text:style-name="P19"><text:span text:style-name="T14">5) Telemedicine</text:span></text:p>
            <text:p text:style-name="P19"><text:span text:style-name="T15">Telemedicine has been present on the market for over 40 years, but only today, with the arrival of </text:span><text:span text:style-name="T15">online video conferences, smartphones, wireless devices, and wearables, has it been able to come </text:span><text:span text:style-name="T15">into full bloom. The term refers to delivery of remote clinical services using technology. </text:span></text:p>
            <text:p text:style-name="P19"><text:span text:style-name="T15">Clinicians use telemedicine to provide personalized treatment plans and prevent hospitalization </text:span><text:span text:style-name="T15">or re-admission. Such use of healthcare data analytics can be linked to the use of predictive </text:span><text:span text:style-name="T15">analytics as seen previously. It allows clinicians to predict acute medical events in advance and </text:span><text:span text:style-name="T15">prevent deterioration of patient’s conditions.</text:span></text:p>
            <text:p text:style-name="P19"><text:span text:style-name="T15"/></text:p>
            <text:p text:style-name="P19"><text:span text:style-name="T15">By keeping patients away from hospitals, telemedicine helps to reduce costs and improve the </text:span><text:span text:style-name="T15">quality of service. Patients can avoid waiting lines and doctors don’t waste time for unnecessary </text:span><text:span text:style-name="T15">consultations and paperwork. Telemedicine also improves the availability of care as patients’ </text:span><text:span text:style-name="T15">state can be monitored and consulted anywhere and anytime.</text:span></text:p>
            <text:p text:style-name="P19"><text:span text:style-name="T15"/></text:p>
            <text:p text:style-name="P19"><text:span text:style-name="T15">Thereby in this case study big data shows tremendous advantages to healthcare industry and </text:span><text:span text:style-name="T15">improved results are guaranteed.</text:span></text:p>
            <text:p text:style-name="P19"><text:span text:style-name="T15"/></text:p>
            <text:p text:style-name="P19"><text:span text:style-name="T15"/></text:p>
            <text:p text:style-name="P19"><text:span text:style-name="T15"/></text:p>
            <text:p text:style-name="P19"><text:span text:style-name="T15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T1" svg:font-family="'Linux Libertine T'"/>
    <style:font-face style:name="DejaVu Sans1" svg:font-family="'DejaVu Sans'" style:font-pitch="variable"/>
    <style:font-face style:name="Liberation Serif" svg:font-family="'Liberation Serif'" style:font-pitch="variable"/>
    <style:font-face style:name="Linux Libertine T" svg:font-family="'Linux Libertine 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9T12:00:02.836468871</dc:date>
    <meta:editing-duration>PT38M3S</meta:editing-duration>
    <meta:editing-cycles>8</meta:editing-cycles>
    <meta:generator>LibreOffice/6.4.2.2$Linux_X86_64 LibreOffice_project/40$Build-2</meta:generator>
    <meta:document-statistic meta:object-count="370"/>
  </office:meta>
</office:document-meta>
</file>